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Calibri" svg:font-family="Calibri" style:font-family-generic="swiss" style:font-pitch="variable"/>
    <style:font-face style:name="Calibri Light" svg:font-family="'Calibri Light'" style:font-family-generic="swiss" style:font-pitch="variable"/>
    <style:font-face style:name="Consolas" svg:font-family="Consolas, 'Courier New', monospace"/>
    <style:font-face style:name="Courier New" svg:font-family="'Courier New'" style:font-family-generic="modern" style:font-pitch="fixed"/>
    <style:font-face style:name="Liberation Mono" svg:font-family="'Liberation Mono'" style:font-family-generic="modern" style:font-pitch="fixed"/>
    <style:font-face style:name="MS Gothic" svg:font-family="'MS Gothic'" style:font-family-generic="system" style:font-pitch="variable"/>
    <style:font-face style:name="OpenSymbol" svg:font-family="OpenSymbol" style:font-charset="x-symbol"/>
    <style:font-face style:name="Roboto" svg:font-family="Roboto" style:font-adornments="Regular" style:font-pitch="variable"/>
    <style:font-face style:name="Roboto Light" svg:font-family="'Roboto Light'" style:font-adornments="Regular" style:font-pitch="variable"/>
    <style:font-face style:name="Symbol" svg:font-family="Symbol"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automatic-styles>
    <style:style style:name="Table1" style:family="table">
      <style:table-properties style:width="6.1833in" table:align="right"/>
    </style:style>
    <style:style style:name="Table1.A" style:family="table-column">
      <style:table-column-properties style:column-width="6.1833in"/>
    </style:style>
    <style:style style:name="Table1.A1" style:family="table-cell">
      <style:table-cell-properties fo:padding="0.0382in" fo:border="0.5pt solid #000000"/>
    </style:style>
    <style:style style:name="Table3" style:family="table">
      <style:table-properties style:width="6.5in" table:align="margins"/>
    </style:style>
    <style:style style:name="Table3.A" style:family="table-column">
      <style:table-column-properties style:column-width="6.5in" style:rel-column-width="65535*"/>
    </style:style>
    <style:style style:name="Table3.A1" style:family="table-cell">
      <style:table-cell-properties fo:background-color="#eeeefa" fo:padding="0.1in" fo:border-left="0.5pt solid #000000" fo:border-right="0.5pt solid #000000" fo:border-top="0.5pt solid #000000" fo:border-bottom="none">
        <style:background-image/>
      </style:table-cell-properties>
    </style:style>
    <style:style style:name="Table11" style:family="table">
      <style:table-properties style:width="6.5in" table:align="margins"/>
    </style:style>
    <style:style style:name="Table11.A" style:family="table-column">
      <style:table-column-properties style:column-width="6.5in" style:rel-column-width="65535*"/>
    </style:style>
    <style:style style:name="Table11.A1" style:family="table-cell">
      <style:table-cell-properties fo:background-color="#eeeefa" fo:padding="0.0382in" fo:border="0.5pt solid #000000">
        <style:background-image/>
      </style:table-cell-properties>
    </style:style>
    <style:style style:name="Table2" style:family="table">
      <style:table-properties style:width="6.2333in" table:align="right"/>
    </style:style>
    <style:style style:name="Table2.A" style:family="table-column">
      <style:table-column-properties style:column-width="1.216in"/>
    </style:style>
    <style:style style:name="Table2.B" style:family="table-column">
      <style:table-column-properties style:column-width="5.0174in"/>
    </style:style>
    <style:style style:name="Table2.A1" style:family="table-cell">
      <style:table-cell-properties fo:padding="0.0382in" fo:border-left="0.5pt solid #000000" fo:border-right="none" fo:border-top="0.5pt solid #000000" fo:border-bottom="0.5pt solid #000000"/>
    </style:style>
    <style:style style:name="Table2.B1" style:family="table-cell">
      <style:table-cell-properties fo:padding="0.0382in" fo:border="0.5pt solid #000000"/>
    </style:style>
    <style:style style:name="Table2.A2" style:family="table-cell">
      <style:table-cell-properties fo:padding="0.0382in" fo:border-left="0.5pt solid #000000" fo:border-right="none" fo:border-top="none" fo:border-bottom="0.5pt solid #000000"/>
    </style:style>
    <style:style style:name="Table2.B2" style:family="table-cell">
      <style:table-cell-properties fo:padding="0.0382in" fo:border-left="0.5pt solid #000000" fo:border-right="0.5pt solid #000000" fo:border-top="none" fo:border-bottom="0.5pt solid #000000"/>
    </style:style>
    <style:style style:name="P1" style:family="paragraph" style:parent-style-name="Title" style:master-page-name="MP0">
      <style:paragraph-properties style:page-number="auto" fo:break-before="page"/>
    </style:style>
    <style:style style:name="P2" style:family="paragraph" style:parent-style-name="Standard">
      <style:text-properties fo:font-size="8pt" style:font-size-asian="8pt" style:font-size-complex="8pt"/>
    </style:style>
    <style:style style:name="P3" style:family="paragraph" style:parent-style-name="Normal">
      <style:text-properties officeooo:rsid="0048eade" officeooo:paragraph-rsid="0048eade"/>
    </style:style>
    <style:style style:name="P4" style:family="paragraph" style:parent-style-name="Normal">
      <style:text-properties officeooo:paragraph-rsid="0048eade"/>
    </style:style>
    <style:style style:name="P5" style:family="paragraph" style:parent-style-name="Normal">
      <style:text-properties officeooo:rsid="0049a008" officeooo:paragraph-rsid="0049a008"/>
    </style:style>
    <style:style style:name="P6" style:family="paragraph" style:parent-style-name="Normal">
      <style:text-properties officeooo:rsid="004b5e31" officeooo:paragraph-rsid="004b5e31"/>
    </style:style>
    <style:style style:name="P7" style:family="paragraph" style:parent-style-name="Normal">
      <style:text-properties officeooo:paragraph-rsid="004b5e31"/>
    </style:style>
    <style:style style:name="P8" style:family="paragraph" style:parent-style-name="Normal" style:list-style-name="L1">
      <style:text-properties officeooo:paragraph-rsid="004b5e31"/>
    </style:style>
    <style:style style:name="P9" style:family="paragraph" style:parent-style-name="Normal" style:list-style-name="L1">
      <style:text-properties officeooo:paragraph-rsid="004c3951"/>
    </style:style>
    <style:style style:name="P10" style:family="paragraph" style:parent-style-name="Normal">
      <style:text-properties officeooo:paragraph-rsid="004c3951"/>
    </style:style>
    <style:style style:name="P11" style:family="paragraph" style:parent-style-name="Normal" style:list-style-name="L2">
      <style:text-properties officeooo:paragraph-rsid="004c3951"/>
    </style:style>
    <style:style style:name="P12" style:family="paragraph" style:parent-style-name="Normal" style:list-style-name="L3">
      <style:text-properties officeooo:paragraph-rsid="004c3951"/>
    </style:style>
    <style:style style:name="P13" style:family="paragraph" style:parent-style-name="Heading_20_1">
      <style:paragraph-properties fo:break-before="page"/>
      <style:text-properties officeooo:rsid="00312ee8" officeooo:paragraph-rsid="004df120"/>
    </style:style>
    <style:style style:name="P14" style:family="paragraph" style:parent-style-name="Normal">
      <style:text-properties officeooo:rsid="00312ee8" officeooo:paragraph-rsid="004df120"/>
    </style:style>
    <style:style style:name="P15" style:family="paragraph" style:parent-style-name="Heading_20_2">
      <style:text-properties officeooo:paragraph-rsid="004df120"/>
    </style:style>
    <style:style style:name="P16" style:family="paragraph" style:parent-style-name="Normal">
      <style:text-properties officeooo:rsid="003450fb" officeooo:paragraph-rsid="004df120"/>
    </style:style>
    <style:style style:name="P17" style:family="paragraph" style:parent-style-name="Normal" style:list-style-name="L4">
      <style:text-properties officeooo:rsid="0039eba3" officeooo:paragraph-rsid="004df120"/>
    </style:style>
    <style:style style:name="P18" style:family="paragraph" style:parent-style-name="Normal" style:list-style-name="L4">
      <style:text-properties officeooo:rsid="00312ee8" officeooo:paragraph-rsid="004df120"/>
    </style:style>
    <style:style style:name="P19" style:family="paragraph" style:parent-style-name="Normal" style:list-style-name="L4">
      <style:text-properties officeooo:rsid="0032ebec" officeooo:paragraph-rsid="004df120"/>
    </style:style>
    <style:style style:name="P20" style:family="paragraph" style:parent-style-name="Normal">
      <style:text-properties officeooo:rsid="0032ebec" officeooo:paragraph-rsid="004df120"/>
    </style:style>
    <style:style style:name="P21" style:family="paragraph" style:parent-style-name="Normal">
      <style:text-properties officeooo:rsid="0036b7b7" officeooo:paragraph-rsid="004df120"/>
    </style:style>
    <style:style style:name="P22" style:family="paragraph" style:parent-style-name="Normal">
      <style:text-properties officeooo:rsid="00383a33" officeooo:paragraph-rsid="004df120"/>
    </style:style>
    <style:style style:name="P23" style:family="paragraph" style:parent-style-name="Normal">
      <style:text-properties officeooo:rsid="00398960" officeooo:paragraph-rsid="004df120"/>
    </style:style>
    <style:style style:name="P24" style:family="paragraph" style:parent-style-name="Normal">
      <style:text-properties officeooo:rsid="00398960" officeooo:paragraph-rsid="004eec9f"/>
    </style:style>
    <style:style style:name="P25" style:family="paragraph" style:parent-style-name="Normal">
      <style:text-properties officeooo:rsid="004eec9f" officeooo:paragraph-rsid="004eec9f"/>
    </style:style>
    <style:style style:name="P26" style:family="paragraph" style:parent-style-name="Normal">
      <style:text-properties officeooo:rsid="003a6b5b" officeooo:paragraph-rsid="004df120"/>
    </style:style>
    <style:style style:name="P27" style:family="paragraph" style:parent-style-name="Preformatted_20_Text">
      <style:text-properties officeooo:paragraph-rsid="004df120"/>
    </style:style>
    <style:style style:name="P28" style:family="paragraph" style:parent-style-name="Normal">
      <style:text-properties officeooo:paragraph-rsid="004df120"/>
    </style:style>
    <style:style style:name="P29" style:family="paragraph" style:parent-style-name="Normal">
      <style:text-properties officeooo:rsid="003a964e" officeooo:paragraph-rsid="004df120"/>
    </style:style>
    <style:style style:name="P30" style:family="paragraph" style:parent-style-name="Normal">
      <style:text-properties officeooo:rsid="003d7ab4" officeooo:paragraph-rsid="004df120"/>
    </style:style>
    <style:style style:name="P31" style:family="paragraph" style:parent-style-name="Normal">
      <style:paragraph-properties fo:break-before="page"/>
      <style:text-properties officeooo:rsid="003d7ab4" officeooo:paragraph-rsid="004df120"/>
    </style:style>
    <style:style style:name="P32" style:family="paragraph" style:parent-style-name="Normal">
      <style:text-properties officeooo:rsid="010c5ff7" officeooo:paragraph-rsid="010c5ff7"/>
    </style:style>
    <style:style style:name="P33" style:family="paragraph" style:parent-style-name="Normal" style:list-style-name="L5">
      <style:text-properties officeooo:paragraph-rsid="010c5ff7"/>
    </style:style>
    <style:style style:name="P34" style:family="paragraph" style:parent-style-name="Normal" style:list-style-name="L5">
      <style:text-properties officeooo:rsid="010c5ff7" officeooo:paragraph-rsid="010c5ff7"/>
    </style:style>
    <style:style style:name="P35" style:family="paragraph" style:parent-style-name="Normal" style:list-style-name="L6">
      <style:text-properties officeooo:paragraph-rsid="010dd00a"/>
    </style:style>
    <style:style style:name="P36" style:family="paragraph" style:parent-style-name="Normal" style:list-style-name="L6">
      <style:text-properties officeooo:rsid="010c5ff7" officeooo:paragraph-rsid="010dd00a"/>
    </style:style>
    <style:style style:name="P37" style:family="paragraph" style:parent-style-name="Normal" style:list-style-name="L7">
      <style:text-properties officeooo:paragraph-rsid="010c5ff7"/>
    </style:style>
    <style:style style:name="P38" style:family="paragraph" style:parent-style-name="Normal" style:list-style-name="L7">
      <style:text-properties officeooo:rsid="010c5ff7" officeooo:paragraph-rsid="010c5ff7"/>
    </style:style>
    <style:style style:name="P39" style:family="paragraph" style:parent-style-name="Normal">
      <style:text-properties officeooo:rsid="0117569f" officeooo:paragraph-rsid="0117569f"/>
    </style:style>
    <style:style style:name="P40" style:family="paragraph" style:parent-style-name="Normal">
      <style:text-properties officeooo:rsid="0111fa51" officeooo:paragraph-rsid="0111fa51"/>
    </style:style>
    <style:style style:name="P41" style:family="paragraph" style:parent-style-name="Normal">
      <style:text-properties officeooo:rsid="0113cdb5" officeooo:paragraph-rsid="0113cdb5"/>
    </style:style>
    <style:style style:name="P42" style:family="paragraph" style:parent-style-name="Normal">
      <style:text-properties officeooo:rsid="0114673a" officeooo:paragraph-rsid="0114673a"/>
    </style:style>
    <style:style style:name="P43" style:family="paragraph" style:parent-style-name="Normal">
      <style:paragraph-properties fo:break-before="page"/>
      <style:text-properties officeooo:rsid="010c5ff7" officeooo:paragraph-rsid="010c5ff7"/>
    </style:style>
    <style:style style:name="P44" style:family="paragraph" style:parent-style-name="Normal">
      <style:text-properties officeooo:rsid="0055665f" officeooo:paragraph-rsid="0058c2c0"/>
    </style:style>
    <style:style style:name="P45" style:family="paragraph" style:parent-style-name="Normal">
      <style:text-properties officeooo:rsid="0055665f" officeooo:paragraph-rsid="0055665f"/>
    </style:style>
    <style:style style:name="P46" style:family="paragraph" style:parent-style-name="Normal">
      <style:text-properties officeooo:rsid="005c0965" officeooo:paragraph-rsid="005c0965"/>
    </style:style>
    <style:style style:name="P47" style:family="paragraph" style:parent-style-name="Normal" style:list-style-name="L8">
      <style:text-properties officeooo:rsid="005c5b42" officeooo:paragraph-rsid="005c5b42"/>
    </style:style>
    <style:style style:name="P48" style:family="paragraph" style:parent-style-name="Normal" style:list-style-name="L8">
      <style:text-properties officeooo:rsid="005c5b42" officeooo:paragraph-rsid="00bceaa6"/>
    </style:style>
    <style:style style:name="P49" style:family="paragraph" style:parent-style-name="Normal">
      <style:paragraph-properties fo:break-before="page"/>
      <style:text-properties officeooo:rsid="005c0965" officeooo:paragraph-rsid="005c0965"/>
    </style:style>
    <style:style style:name="P50" style:family="paragraph" style:parent-style-name="Normal">
      <style:text-properties officeooo:rsid="005ce90b" officeooo:paragraph-rsid="005ce90b"/>
    </style:style>
    <style:style style:name="P51" style:family="paragraph" style:parent-style-name="Normal" style:list-style-name="L9">
      <style:text-properties officeooo:rsid="013dd128" officeooo:paragraph-rsid="013dd128"/>
    </style:style>
    <style:style style:name="P52" style:family="paragraph" style:parent-style-name="Normal" style:list-style-name="L9">
      <style:text-properties officeooo:rsid="005ce90b" officeooo:paragraph-rsid="005ce90b"/>
    </style:style>
    <style:style style:name="P53" style:family="paragraph" style:parent-style-name="Heading_20_2">
      <style:text-properties officeooo:rsid="005e8f5a" officeooo:paragraph-rsid="005e8f5a"/>
    </style:style>
    <style:style style:name="P54" style:family="paragraph" style:parent-style-name="Normal">
      <style:text-properties officeooo:rsid="005e8f5a" officeooo:paragraph-rsid="005e8f5a"/>
    </style:style>
    <style:style style:name="P55" style:family="paragraph" style:parent-style-name="Normal" style:list-style-name="L10">
      <style:text-properties officeooo:rsid="005e8f5a" officeooo:paragraph-rsid="005e8f5a"/>
    </style:style>
    <style:style style:name="P56" style:family="paragraph" style:parent-style-name="Normal" style:list-style-name="L10">
      <style:text-properties officeooo:rsid="0063ceef" officeooo:paragraph-rsid="0063ceef"/>
    </style:style>
    <style:style style:name="P57" style:family="paragraph" style:parent-style-name="Normal" style:list-style-name="L10">
      <style:text-properties officeooo:rsid="0067460b" officeooo:paragraph-rsid="0067460b"/>
    </style:style>
    <style:style style:name="P58" style:family="paragraph" style:parent-style-name="Normal" style:list-style-name="L10">
      <style:text-properties officeooo:rsid="006579b2" officeooo:paragraph-rsid="006579b2"/>
    </style:style>
    <style:style style:name="P59" style:family="paragraph" style:parent-style-name="Normal" style:list-style-name="L10">
      <style:text-properties officeooo:rsid="0060e7a3" officeooo:paragraph-rsid="0060e7a3"/>
    </style:style>
    <style:style style:name="P60" style:family="paragraph" style:parent-style-name="Normal" style:list-style-name="L10">
      <style:text-properties officeooo:rsid="00f14ca5" officeooo:paragraph-rsid="00f14ca5"/>
    </style:style>
    <style:style style:name="P61" style:family="paragraph" style:parent-style-name="Normal">
      <style:text-properties officeooo:rsid="0060e7a3" officeooo:paragraph-rsid="0060e7a3"/>
    </style:style>
    <style:style style:name="P62" style:family="paragraph" style:parent-style-name="Normal">
      <style:text-properties officeooo:rsid="0062c106" officeooo:paragraph-rsid="0060e7a3"/>
    </style:style>
    <style:style style:name="P63" style:family="paragraph" style:parent-style-name="Normal" style:list-style-name="L11">
      <style:text-properties officeooo:rsid="0060e7a3" officeooo:paragraph-rsid="0060e7a3"/>
    </style:style>
    <style:style style:name="P64" style:family="paragraph" style:parent-style-name="Normal" style:list-style-name="L11">
      <style:text-properties officeooo:rsid="00e1bf43" officeooo:paragraph-rsid="00e1bf43"/>
    </style:style>
    <style:style style:name="P65" style:family="paragraph" style:parent-style-name="Normal" style:list-style-name="L11">
      <style:text-properties officeooo:rsid="00dbb77c" officeooo:paragraph-rsid="00dbb77c"/>
    </style:style>
    <style:style style:name="P66" style:family="paragraph" style:parent-style-name="Normal" style:list-style-name="L11">
      <style:text-properties officeooo:rsid="0062c106" officeooo:paragraph-rsid="0062c106"/>
    </style:style>
    <style:style style:name="P67" style:family="paragraph" style:parent-style-name="Normal" style:list-style-name="L11">
      <style:text-properties officeooo:rsid="0066481e" officeooo:paragraph-rsid="0066481e"/>
    </style:style>
    <style:style style:name="P68" style:family="paragraph" style:parent-style-name="Normal" style:list-style-name="L11">
      <style:text-properties officeooo:rsid="005e8f5a" officeooo:paragraph-rsid="005e8f5a"/>
    </style:style>
    <style:style style:name="P69" style:family="paragraph" style:parent-style-name="Normal">
      <style:paragraph-properties fo:break-before="page"/>
      <style:text-properties officeooo:rsid="005e8f5a" officeooo:paragraph-rsid="005e8f5a"/>
    </style:style>
    <style:style style:name="P70" style:family="paragraph" style:parent-style-name="Heading_20_2">
      <style:text-properties officeooo:paragraph-rsid="0088350c"/>
    </style:style>
    <style:style style:name="P71" style:family="paragraph" style:parent-style-name="Normal">
      <style:text-properties officeooo:rsid="00858b02" officeooo:paragraph-rsid="0088350c"/>
    </style:style>
    <style:style style:name="P72" style:family="paragraph" style:parent-style-name="Heading_20_3">
      <style:text-properties officeooo:paragraph-rsid="0088350c"/>
    </style:style>
    <style:style style:name="P73" style:family="paragraph" style:parent-style-name="Normal">
      <style:text-properties officeooo:rsid="0088350c" officeooo:paragraph-rsid="0088350c"/>
    </style:style>
    <style:style style:name="P74" style:family="paragraph" style:parent-style-name="Normal">
      <style:text-properties officeooo:rsid="00b20342" officeooo:paragraph-rsid="00b20342"/>
    </style:style>
    <style:style style:name="P75" style:family="paragraph" style:parent-style-name="Normal">
      <style:text-properties style:text-underline-style="solid" style:text-underline-width="auto" style:text-underline-color="font-color" officeooo:rsid="00b41377" officeooo:paragraph-rsid="00b41377"/>
    </style:style>
    <style:style style:name="P76" style:family="paragraph" style:parent-style-name="Normal">
      <style:text-properties officeooo:rsid="00b03bc7" officeooo:paragraph-rsid="00b41377"/>
    </style:style>
    <style:style style:name="P77" style:family="paragraph" style:parent-style-name="Normal">
      <style:text-properties officeooo:rsid="00b20342" officeooo:paragraph-rsid="00b41377"/>
    </style:style>
    <style:style style:name="P78" style:family="paragraph" style:parent-style-name="Normal">
      <style:paragraph-properties fo:break-before="page"/>
      <style:text-properties officeooo:rsid="0088350c" officeooo:paragraph-rsid="0088350c"/>
    </style:style>
    <style:style style:name="P79" style:family="paragraph" style:parent-style-name="Normal">
      <style:text-properties officeooo:rsid="00a56287" officeooo:paragraph-rsid="00a56287"/>
    </style:style>
    <style:style style:name="P80" style:family="paragraph" style:parent-style-name="Normal">
      <style:text-properties officeooo:rsid="00b5a27d" officeooo:paragraph-rsid="00b5a27d"/>
    </style:style>
    <style:style style:name="P81" style:family="paragraph" style:parent-style-name="Normal">
      <style:text-properties officeooo:rsid="00e50de6" officeooo:paragraph-rsid="00e50de6"/>
    </style:style>
    <style:style style:name="P82" style:family="paragraph" style:parent-style-name="Standard">
      <style:paragraph-properties fo:margin-left="0in" fo:margin-right="0in" fo:margin-top="0in" fo:margin-bottom="0in" style:contextual-spacing="false" style:line-height-at-least="0.198in" fo:text-indent="0in" style:auto-text-indent="false"/>
      <style:text-properties fo:color="#008000" loext:opacity="100%" style:font-name="Consolas" fo:font-size="10.5pt" fo:font-weight="normal" fo:background-color="#ffffff"/>
    </style:style>
    <style:style style:name="P83" style:family="paragraph" style:parent-style-name="Standard">
      <style:paragraph-properties fo:margin-left="0in" fo:margin-right="0in" fo:margin-top="0in" fo:margin-bottom="0in" style:contextual-spacing="false" style:line-height-at-least="0.198in" fo:text-indent="0in" style:auto-text-indent="false"/>
      <style:text-properties fo:color="#000000" loext:opacity="100%" fo:background-color="#ffffff"/>
    </style:style>
    <style:style style:name="P84" style:family="paragraph" style:parent-style-name="Standard">
      <style:paragraph-properties fo:margin-left="0in" fo:margin-right="0in" fo:margin-top="0in" fo:margin-bottom="0in" style:contextual-spacing="false" style:line-height-at-least="0.198in" fo:text-indent="0in" style:auto-text-indent="false"/>
      <style:text-properties fo:color="#800000" loext:opacity="100%" style:font-name="Consolas" fo:font-size="10.5pt" fo:font-weight="normal" fo:background-color="#ffffff"/>
    </style:style>
    <style:style style:name="P85" style:family="paragraph" style:parent-style-name="Standard">
      <style:paragraph-properties fo:margin-top="0in" fo:margin-bottom="0in" style:contextual-spacing="false" style:line-height-at-least="0.198in"/>
    </style:style>
    <style:style style:name="P86" style:family="paragraph" style:parent-style-name="Normal">
      <style:text-properties officeooo:rsid="00e865f9" officeooo:paragraph-rsid="00e865f9"/>
    </style:style>
    <style:style style:name="P87" style:family="paragraph" style:parent-style-name="Normal">
      <style:text-properties officeooo:rsid="014109b7" officeooo:paragraph-rsid="014109b7"/>
    </style:style>
    <style:style style:name="P88" style:family="paragraph" style:parent-style-name="Preformatted_20_Text">
      <style:text-properties fo:font-size="8pt" officeooo:paragraph-rsid="014c397b" style:font-size-asian="8pt" style:font-size-complex="8pt"/>
    </style:style>
    <style:style style:name="P89" style:family="paragraph" style:parent-style-name="Preformatted_20_Text">
      <style:text-properties fo:font-size="8pt" style:font-size-asian="8pt" style:font-size-complex="8pt"/>
    </style:style>
    <style:style style:name="P90" style:family="paragraph" style:parent-style-name="Preformatted_20_Text">
      <style:text-properties fo:font-size="8pt" officeooo:paragraph-rsid="014a97da" style:font-size-asian="8pt" style:font-size-complex="8pt"/>
    </style:style>
    <style:style style:name="P91" style:family="paragraph" style:parent-style-name="Normal">
      <style:text-properties officeooo:rsid="014654f3" officeooo:paragraph-rsid="014654f3"/>
    </style:style>
    <style:style style:name="P92" style:family="paragraph" style:parent-style-name="Preformatted_20_Text">
      <style:text-properties officeooo:rsid="014654f3" officeooo:paragraph-rsid="014654f3"/>
    </style:style>
    <style:style style:name="P93" style:family="paragraph" style:parent-style-name="Normal">
      <style:text-properties officeooo:rsid="0143de99" officeooo:paragraph-rsid="014654f3"/>
    </style:style>
    <style:style style:name="P94" style:family="paragraph" style:parent-style-name="Normal">
      <style:text-properties officeooo:rsid="0143de99" officeooo:paragraph-rsid="0143de99"/>
    </style:style>
    <style:style style:name="P95" style:family="paragraph" style:parent-style-name="Normal">
      <style:text-properties officeooo:rsid="00ea4d44" officeooo:paragraph-rsid="00ea4d44"/>
    </style:style>
    <style:style style:name="P96" style:family="paragraph" style:parent-style-name="Normal">
      <style:text-properties officeooo:rsid="00eba25b" officeooo:paragraph-rsid="00eba25b"/>
    </style:style>
    <style:style style:name="P97" style:family="paragraph" style:parent-style-name="Table_20_Contents">
      <style:text-properties officeooo:rsid="00eba25b" officeooo:paragraph-rsid="00eba25b"/>
    </style:style>
    <style:style style:name="P98" style:family="paragraph" style:parent-style-name="Normal">
      <style:text-properties officeooo:rsid="0055665f" officeooo:paragraph-rsid="005e8f5a"/>
    </style:style>
    <style:style style:name="T1" style:family="text">
      <style:text-properties officeooo:rsid="0046ac92"/>
    </style:style>
    <style:style style:name="T2" style:family="text">
      <style:text-properties officeooo:rsid="014fb043"/>
    </style:style>
    <style:style style:name="T3" style:family="text">
      <style:text-properties officeooo:rsid="00472feb"/>
    </style:style>
    <style:style style:name="T4" style:family="text">
      <style:text-properties officeooo:rsid="0051a80e"/>
    </style:style>
    <style:style style:name="T5" style:family="text">
      <style:text-properties officeooo:rsid="0048eade"/>
    </style:style>
    <style:style style:name="T6" style:family="text">
      <style:text-properties officeooo:rsid="00492afd"/>
    </style:style>
    <style:style style:name="T7" style:family="text">
      <style:text-properties officeooo:rsid="0049a008"/>
    </style:style>
    <style:style style:name="T8" style:family="text">
      <style:text-properties officeooo:rsid="00530a6a"/>
    </style:style>
    <style:style style:name="T9" style:family="text">
      <style:text-properties fo:font-style="italic" style:font-style-asian="italic" style:font-style-complex="italic"/>
    </style:style>
    <style:style style:name="T10" style:family="text">
      <style:text-properties officeooo:rsid="004b5e31"/>
    </style:style>
    <style:style style:name="T11" style:family="text">
      <style:text-properties officeooo:rsid="004c1dd3"/>
    </style:style>
    <style:style style:name="T12" style:family="text">
      <style:text-properties fo:font-weight="bold" style:font-weight-asian="bold" style:font-weight-complex="bold"/>
    </style:style>
    <style:style style:name="T13" style:family="text">
      <style:text-properties officeooo:rsid="004c3951"/>
    </style:style>
    <style:style style:name="T14" style:family="text">
      <style:text-properties officeooo:rsid="004d599f"/>
    </style:style>
    <style:style style:name="T15" style:family="text">
      <style:text-properties officeooo:rsid="004df120"/>
    </style:style>
    <style:style style:name="T16" style:family="text">
      <style:text-properties officeooo:rsid="00312ee8"/>
    </style:style>
    <style:style style:name="T17" style:family="text">
      <style:text-properties officeooo:rsid="00536fb8"/>
    </style:style>
    <style:style style:name="T18" style:family="text">
      <style:text-properties officeooo:rsid="0032ebec"/>
    </style:style>
    <style:style style:name="T19" style:family="text">
      <style:text-properties officeooo:rsid="004eec9f"/>
    </style:style>
    <style:style style:name="T20" style:family="text">
      <style:text-properties officeooo:rsid="00398960"/>
    </style:style>
    <style:style style:name="T21" style:family="text">
      <style:text-properties officeooo:rsid="003bd4a8"/>
    </style:style>
    <style:style style:name="T22" style:family="text">
      <style:text-properties officeooo:rsid="0055136b"/>
    </style:style>
    <style:style style:name="T23" style:family="text">
      <style:text-properties fo:color="#b2b2b2" loext:opacity="100%"/>
    </style:style>
    <style:style style:name="T24" style:family="text">
      <style:text-properties fo:color="#5983b0" loext:opacity="100%"/>
    </style:style>
    <style:style style:name="T25" style:family="text">
      <style:text-properties fo:color="#5983b0" loext:opacity="100%" officeooo:rsid="004eec9f"/>
    </style:style>
    <style:style style:name="T26" style:family="text">
      <style:text-properties fo:color="#b2b2b2" loext:opacity="100%" officeooo:rsid="003a964e"/>
    </style:style>
    <style:style style:name="T27" style:family="text">
      <style:text-properties officeooo:rsid="0111fa51"/>
    </style:style>
    <style:style style:name="T28" style:family="text">
      <style:text-properties fo:font-weight="bold" officeooo:rsid="010c5ff7" style:font-weight-asian="bold" style:font-weight-complex="bold"/>
    </style:style>
    <style:style style:name="T29" style:family="text">
      <style:text-properties officeooo:rsid="010c5ff7"/>
    </style:style>
    <style:style style:name="T30" style:family="text">
      <style:text-properties officeooo:rsid="010dd00a"/>
    </style:style>
    <style:style style:name="T31" style:family="text">
      <style:text-properties fo:font-weight="bold" officeooo:rsid="010dd00a" style:font-weight-asian="bold" style:font-weight-complex="bold"/>
    </style:style>
    <style:style style:name="T32" style:family="text">
      <style:text-properties officeooo:rsid="010f6061"/>
    </style:style>
    <style:style style:name="T33" style:family="text">
      <style:text-properties officeooo:rsid="01102834"/>
    </style:style>
    <style:style style:name="T34" style:family="text">
      <style:text-properties officeooo:rsid="0113f4d3"/>
    </style:style>
    <style:style style:name="T35" style:family="text">
      <style:text-properties officeooo:rsid="0114673a"/>
    </style:style>
    <style:style style:name="T36" style:family="text">
      <style:text-properties officeooo:rsid="01178135"/>
    </style:style>
    <style:style style:name="T37" style:family="text">
      <style:text-properties officeooo:rsid="011582bf"/>
    </style:style>
    <style:style style:name="T38" style:family="text">
      <style:text-properties officeooo:rsid="00bceaa6"/>
    </style:style>
    <style:style style:name="T39" style:family="text">
      <style:text-properties officeooo:rsid="005c0965"/>
    </style:style>
    <style:style style:name="T40" style:family="text">
      <style:text-properties officeooo:rsid="0056d2d9"/>
    </style:style>
    <style:style style:name="T41" style:family="text">
      <style:text-properties officeooo:rsid="005a8360"/>
    </style:style>
    <style:style style:name="T42" style:family="text">
      <style:text-properties officeooo:rsid="005e8f5a"/>
    </style:style>
    <style:style style:name="T43" style:family="text">
      <style:text-properties officeooo:rsid="00bf0192"/>
    </style:style>
    <style:style style:name="T44" style:family="text">
      <style:text-properties officeooo:rsid="00f93cc2"/>
    </style:style>
    <style:style style:name="T45" style:family="text">
      <style:text-properties fo:font-weight="bold" officeooo:rsid="00bceaa6" style:font-weight-asian="bold" style:font-weight-complex="bold"/>
    </style:style>
    <style:style style:name="T46" style:family="text">
      <style:text-properties officeooo:rsid="013a2d5d"/>
    </style:style>
    <style:style style:name="T47" style:family="text">
      <style:text-properties officeooo:rsid="005ce90b"/>
    </style:style>
    <style:style style:name="T48" style:family="text">
      <style:text-properties officeooo:rsid="005c5b42"/>
    </style:style>
    <style:style style:name="T49" style:family="text">
      <style:text-properties officeooo:rsid="013f3434"/>
    </style:style>
    <style:style style:name="T50" style:family="text">
      <style:text-properties officeooo:rsid="006ae89f"/>
    </style:style>
    <style:style style:name="T51" style:family="text">
      <style:text-properties officeooo:rsid="00bea610"/>
    </style:style>
    <style:style style:name="T52" style:family="text">
      <style:text-properties officeooo:rsid="00605435"/>
    </style:style>
    <style:style style:name="T53" style:family="text">
      <style:text-properties officeooo:rsid="00df9b3a"/>
    </style:style>
    <style:style style:name="T54" style:family="text">
      <style:text-properties officeooo:rsid="00ddce38"/>
    </style:style>
    <style:style style:name="T55" style:family="text">
      <style:text-properties officeooo:rsid="006579b2"/>
    </style:style>
    <style:style style:name="T56" style:family="text">
      <style:text-properties fo:font-weight="bold" officeooo:rsid="0067daa0" style:font-weight-asian="bold" style:font-weight-complex="bold"/>
    </style:style>
    <style:style style:name="T57" style:family="text">
      <style:text-properties officeooo:rsid="0068b0e2"/>
    </style:style>
    <style:style style:name="T58" style:family="text">
      <style:text-properties officeooo:rsid="00695d3d"/>
    </style:style>
    <style:style style:name="T59" style:family="text">
      <style:text-properties officeooo:rsid="00f29710"/>
    </style:style>
    <style:style style:name="T60" style:family="text">
      <style:text-properties fo:font-weight="bold" officeooo:rsid="00f29710" style:font-weight-asian="bold" style:font-weight-complex="bold"/>
    </style:style>
    <style:style style:name="T61" style:family="text">
      <style:text-properties fo:font-weight="bold" officeooo:rsid="0060e7a3" style:font-weight-asian="bold" style:font-weight-complex="bold"/>
    </style:style>
    <style:style style:name="T62" style:family="text">
      <style:text-properties officeooo:rsid="0062c106"/>
    </style:style>
    <style:style style:name="T63" style:family="text">
      <style:text-properties fo:font-weight="bold" officeooo:rsid="00755ef7" style:font-weight-asian="bold" style:font-weight-complex="bold"/>
    </style:style>
    <style:style style:name="T64" style:family="text">
      <style:text-properties officeooo:rsid="00dc1a59"/>
    </style:style>
    <style:style style:name="T65" style:family="text">
      <style:text-properties officeooo:rsid="00631496"/>
    </style:style>
    <style:style style:name="T66" style:family="text">
      <style:text-properties officeooo:rsid="006cb270"/>
    </style:style>
    <style:style style:name="T67" style:family="text">
      <style:text-properties officeooo:rsid="00858b02"/>
    </style:style>
    <style:style style:name="T68" style:family="text">
      <style:text-properties officeooo:rsid="0088350c"/>
    </style:style>
    <style:style style:name="T69" style:family="text">
      <style:text-properties officeooo:rsid="008a7ed2"/>
    </style:style>
    <style:style style:name="T70" style:family="text">
      <style:text-properties officeooo:rsid="0087650e"/>
    </style:style>
    <style:style style:name="T71" style:family="text">
      <style:text-properties fo:font-weight="normal" officeooo:rsid="00adbbb8" style:font-weight-asian="normal" style:font-weight-complex="normal"/>
    </style:style>
    <style:style style:name="T72" style:family="text">
      <style:text-properties fo:font-weight="normal" style:font-weight-asian="normal" style:font-weight-complex="normal"/>
    </style:style>
    <style:style style:name="T73" style:family="text">
      <style:text-properties officeooo:rsid="00adbbb8"/>
    </style:style>
    <style:style style:name="T74" style:family="text">
      <style:text-properties officeooo:rsid="00b4a0a0"/>
    </style:style>
    <style:style style:name="T75" style:family="text">
      <style:text-properties officeooo:rsid="00b31138"/>
    </style:style>
    <style:style style:name="T76" style:family="text">
      <style:text-properties fo:font-weight="bold" officeooo:rsid="00adbbb8" style:font-weight-asian="bold" style:font-weight-complex="bold"/>
    </style:style>
    <style:style style:name="T77" style:family="text">
      <style:text-properties fo:font-weight="bold" officeooo:rsid="00af075f" style:font-weight-asian="bold" style:font-weight-complex="bold"/>
    </style:style>
    <style:style style:name="T78" style:family="text">
      <style:text-properties fo:font-weight="bold" officeooo:rsid="00ef51f7" style:font-weight-asian="bold" style:font-weight-complex="bold"/>
    </style:style>
    <style:style style:name="T79" style:family="text">
      <style:text-properties officeooo:rsid="00a56287"/>
    </style:style>
    <style:style style:name="T80" style:family="text">
      <style:text-properties officeooo:rsid="00a76232"/>
    </style:style>
    <style:style style:name="T81" style:family="text">
      <style:text-properties fo:font-weight="bold" officeooo:rsid="00a76232" style:font-weight-asian="bold" style:font-weight-complex="bold"/>
    </style:style>
    <style:style style:name="T82" style:family="text">
      <style:text-properties officeooo:rsid="00af075f"/>
    </style:style>
    <style:style style:name="T83" style:family="text">
      <style:text-properties fo:font-weight="normal" officeooo:rsid="00bea610" style:font-weight-asian="normal" style:font-weight-complex="normal"/>
    </style:style>
    <style:style style:name="T84" style:family="text">
      <style:text-properties officeooo:rsid="00e6cd94"/>
    </style:style>
    <style:style style:name="T85" style:family="text">
      <style:text-properties officeooo:rsid="00e52870"/>
    </style:style>
    <style:style style:name="T86" style:family="text">
      <style:text-properties officeooo:rsid="00e865f9"/>
    </style:style>
    <style:style style:name="T87" style:family="text">
      <style:text-properties fo:color="#800000" loext:opacity="100%" style:font-name="Consolas" fo:font-size="10.5pt" fo:font-weight="normal"/>
    </style:style>
    <style:style style:name="T88" style:family="text">
      <style:text-properties style:font-name="Consolas" fo:font-size="10.5pt" fo:font-weight="normal"/>
    </style:style>
    <style:style style:name="T89" style:family="text">
      <style:text-properties fo:color="#e50000" loext:opacity="100%" style:font-name="Consolas" fo:font-size="10.5pt" fo:font-weight="normal"/>
    </style:style>
    <style:style style:name="T90" style:family="text">
      <style:text-properties fo:color="#0000ff" loext:opacity="100%" style:font-name="Consolas" fo:font-size="10.5pt" fo:font-weight="normal"/>
    </style:style>
    <style:style style:name="T91" style:family="text">
      <style:text-properties officeooo:rsid="00e87730"/>
    </style:style>
    <style:style style:name="T92" style:family="text">
      <style:text-properties officeooo:rsid="0143de99"/>
    </style:style>
    <style:style style:name="T93" style:family="text">
      <style:text-properties officeooo:rsid="014c397b"/>
    </style:style>
    <style:style style:name="T94" style:family="text">
      <style:text-properties officeooo:rsid="01411f54"/>
    </style:style>
    <style:style style:name="T95" style:family="text">
      <style:text-properties fo:font-weight="bold" officeooo:rsid="01411f54" style:font-weight-asian="bold" style:font-weight-complex="bold"/>
    </style:style>
    <style:style style:name="T96" style:family="text">
      <style:text-properties fo:font-style="italic" officeooo:rsid="01411f54" style:font-style-asian="italic" style:font-style-complex="italic"/>
    </style:style>
    <style:style style:name="T97" style:family="text">
      <style:text-properties officeooo:rsid="014de9ae"/>
    </style:style>
    <style:style style:name="T98" style:family="text">
      <style:text-properties officeooo:rsid="01607e81"/>
    </style:style>
    <style:style style:name="T99" style:family="text">
      <style:text-properties officeooo:rsid="0159d1df"/>
    </style:style>
    <style:style style:name="T100" style:family="text">
      <style:text-properties officeooo:rsid="014654f3"/>
    </style:style>
    <style:style style:name="T101" style:family="text">
      <style:text-properties officeooo:rsid="014a97da"/>
    </style:style>
    <style:style style:name="T102" style:family="text">
      <style:text-properties officeooo:rsid="0146a597"/>
    </style:style>
    <style:style style:name="T103" style:family="text">
      <style:text-properties officeooo:rsid="014ed524"/>
    </style:style>
    <style:style style:name="T104" style:family="text">
      <style:text-properties officeooo:rsid="01472caa"/>
    </style:style>
    <style:style style:name="T105" style:family="text">
      <style:text-properties officeooo:rsid="0144ed4c"/>
    </style:style>
    <style:style style:name="T106" style:family="text">
      <style:text-properties officeooo:rsid="0147849d"/>
    </style:style>
    <style:style style:name="T107" style:family="text">
      <style:text-properties officeooo:rsid="014109b7"/>
    </style:style>
    <style:style style:name="T108" style:family="text">
      <style:text-properties officeooo:rsid="014a44f3"/>
    </style:style>
    <style:style style:name="T109" style:family="text">
      <style:text-properties officeooo:rsid="00ea4d44"/>
    </style:style>
    <style:style style:name="T110" style:family="text">
      <style:text-properties officeooo:rsid="01486419"/>
    </style:style>
    <style:style style:name="T111" style:family="text">
      <style:text-properties officeooo:rsid="00eba25b"/>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vgTools Development Notes</text:p>
      <text:p text:style-name="P2">Copyright (c). 2025 Daniel Patterson, MCSD (danielanywhere).</text:p>
      <text:p text:style-name="Standard"/>
      <text:p text:style-name="Standard">This document contains descriptions of information and decision-making processes used to create and maintain the SvgTools library.</text:p>
      <text:p text:style-name="Standard"/>
      <text:h text:style-name="Heading_20_1" text:outline-level="1">GUI Artwork <text:span text:style-name="T1">Handling</text:span></text:h>
      <text:p text:style-name="Normal">The <text:span text:style-name="T1">SvgTools</text:span> application <text:span text:style-name="T1">helps </text:span>the artistic role within the organization to develop clean, attractive <text:span text:style-name="T1">user interfaces</text:span> and UI elements without any knowledge of coding or programming.</text:p>
      <text:p text:style-name="Normal">The user interface art can be drawn and completely maintained in Inkscape, Canva, or Adobe Illustrator, and its content can then be migrated to <text:span text:style-name="T2">Avalonia, and coming soon, to </text:span>Microsoft Windows Presentation Foundation (WPF), or another feature-perfect platform like Uno, where it is connected by programmers to the logic of the application, thus ensuring the proper separation of responsibilities between visual designer and backend coder.</text:p>
      <text:p text:style-name="Normal"/>
      <text:h text:style-name="Heading_20_2" text:outline-level="2">Artist-First UI Design</text:h>
      <text:p text:style-name="Normal">Graphic artists work in a realm of color, shape, and emotion. Their tools are brushes, bezier curves, and layers. <text:span text:style-name="T3">They </text:span><text:span text:style-name="T1">shouldn't be required to </text:span>think at all in terms of <text:span text:style-name="T3">functional </text:span>containers, <text:span text:style-name="T3">data </text:span>bindings, or layout constraint <text:span text:style-name="T3">specifications</text:span>. Their goal is to evoke, inspire, and communicate visually. They are most often known to create SVGs, illustrations, mockups without any concern or curiosity for how <text:span text:style-name="T4">those</text:span> <text:span text:style-name="T1">might</text:span> be implemented in code.</text:p>
      <text:p text:style-name="Normal">Traditionally, <text:span text:style-name="T3">the original artwork of a user interface has been handed-off in a one-time event to </text:span>developers <text:span text:style-name="T3">who </text:span>have <text:span text:style-name="T3">then </text:span>been tasked with interpreting the visual assets created by the artist, and manually converting them into UI code. This <text:span text:style-name="T3">practice </text:span>often leads to misinterpretation, loss of nuance, and frustration on both sides. Not only does the artist's intent get diluted in the translation, but they are essentially removed from the design loop at the inception stage.</text:p>
      <text:p text:style-name="Normal">This project aims to work in the direction of supporting the philosophy of artist-first design where the role of graphic artist is completely decoupled from any programmatic expectation set up by declarative-style form design. In this philosophy, there may be one or more individuals specifically in the artist role, one or more individuals working in a type of art translation role, and finally, one or more individuals working in the application role, who ultimately complete the wiring the of the view and associated view model elements to the application.</text:p>
      <text:p text:style-name="Normal">The following is a declaration of principles that reimagine how user interfaces should be created when the artist's expressive flow is prioritized over rigid structure. As you might notice, nearly all of these requirements <text:span text:style-name="T3">can </text:span>fundamentally and commonly <text:span text:style-name="T3">be </text:span>met through the use of any of the contemporary desktop vector editing applications, <text:span text:style-name="T3">particularly those that specialize in SVG output.</text:span></text:p>
      <text:p text:style-name="Normal"><text:soft-page-break/></text:p>
      <text:h text:style-name="Heading_20_2" text:outline-level="2">Expression Before Structure</text:h>
      <text:p text:style-name="Normal">UI design must begin with freeform expression. Artists should be able to place elements intuitively, as though they were painting on a canvas, without needing to define containers, hierarchies, or layout rules upfront.</text:p>
      <text:p text:style-name="Normal">In other words, the artist should be allowed complete freedom to let the design emerge organically. Structure should follow creativity <text:span text:style-name="T5">instead of preceding</text:span> it.</text:p>
      <text:p text:style-name="P3">There must also be consideration for the artist's permanent participation throughout the <text:s text:c="84"/>evolution of the application, so that any visual changes needing to be made for the next version of application can be initiated directly by the artist, without requiring that individual to make any changes to the file, in it's interpreted state, before getting started.</text:p>
      <text:p text:style-name="Normal"/>
      <text:h text:style-name="Heading_20_2" text:outline-level="2">Visual First, Code Second</text:h>
      <text:p text:style-name="Normal">The primary interface for UI creation should be visual, tactile, and responsive. Code should be a behind-the-scenes translation of visual intent, not <text:span text:style-name="T5">ever </text:span>the starting point.</text:p>
      <text:p text:style-name="Normal">Visual designers should never be forced to learn a markup language to express visual ideas, <text:span text:style-name="T5">especially one like XAML, </text:span><text:span text:style-name="T4">or many other declarative alternatives that follow the same example, </text:span><text:span text:style-name="T5">that ha</text:span><text:span text:style-name="T4">ve</text:span><text:span text:style-name="T5"> virtually no indexing, modular segregation, or consistency in construction</text:span>. <text:span text:style-name="T5">That type of markup language is a complete mess of unorganized characters and </text:span><text:span text:style-name="T4">inconsistent </text:span><text:span text:style-name="T5">patterns, and should almost always be considered to be a type of 'hands-off' style structure that can be extremely useful only in automation; not at all helpful for maintena</text:span><text:span text:style-name="T4">nce</text:span><text:span text:style-name="T5">, let alone </text:span><text:span text:style-name="T4">casual </text:span><text:span text:style-name="T5">reading, by humans.</text:span></text:p>
      <text:p text:style-name="Normal"/>
      <text:h text:style-name="Heading_20_2" text:outline-level="2">Fluid Grouping and Rearrangement</text:h>
      <text:p text:style-name="Normal">Elements must be freely movable, groupable, and reconfigurable at any stage of the design process. Grouping should be a post-expression act, reflecting the natural evolution of the layout.</text:p>
      <text:p text:style-name="Normal">As a result, user interface design tools must support dynamic restructuring without penalty or complexity.</text:p>
      <text:p text:style-name="P3">If, in the next version of the user interface, the artist moves several items from one layer or group to another to better represent the visual aspect of the idea, the destruction or loss of previous interpreted objects should not be detrimental, and the individual in the interpretation role must be able to easily re-classify objects that are either new or newly unclassified.</text:p>
      <text:p text:style-name="P4"/>
      <text:h text:style-name="Heading_20_2" text:outline-level="2">Real-Time Feedback</text:h>
      <text:p text:style-name="Normal">Designers should see immediate visual results of their actions without having to initiate any compile steps or abstract previews. Just as with painting on a canvas the artist must be able to interact with instant, accurate rendering of the work as it evolves.</text:p>
      <text:p text:style-name="Normal"><text:soft-page-break/>The canvas should be alive, responsive, and reflective of every creative decision, <text:span text:style-name="T6">as is currently both expected and delivered in the wide variety of vector editors available today.</text:span></text:p>
      <text:p text:style-name="Normal"/>
      <text:h text:style-name="Heading_20_2" text:outline-level="2">Semantic Flexibility</text:h>
      <text:p text:style-name="Normal">Naming, identification, and binding should <text:span text:style-name="T7">not only</text:span> be optional, <text:span text:style-name="T7">but purposefully </text:span>deferred. The system <text:span text:style-name="T7">not </text:span>demand <text:span text:style-name="T7">any</text:span> rigid declarations <text:span text:style-name="T7">while the art is in progress</text:span>. In other words, the <text:span text:style-name="T7">function of the </text:span><text:span text:style-name="T6">file </text:span>must adapt to <text:span text:style-name="T7">and accept </text:span>the artist<text:span text:style-name="T7">'s form</text:span>.</text:p>
      <text:p text:style-name="Normal"/>
      <text:h text:style-name="Heading_20_2" text:outline-level="2">Design as Dialogue</text:h>
      <text:p text:style-name="Normal">Tools should be collaborators, <text:span text:style-name="T8">as opposed to being</text:span> gatekeepers.</text:p>
      <text:p text:style-name="Normal"><text:span text:style-name="T7">User interface</text:span> creation, <text:span text:style-name="T7">in general,</text:span> should feel <text:span text:style-name="T7">much more </text:span>like a conversation between the artist and the tool than a demanding specification that must be met before anything works at all. If there is any real-time monitoring of the artistic process at all, it should be in the form of suggestions, intelligent grouping, and adaptive layout hints the only enhance creativity, as opposed to constraining it.</text:p>
      <text:p text:style-name="P5">However, these features should not be required at all in the early phases of a conversion system.</text:p>
      <text:p text:style-name="Normal"/>
      <text:h text:style-name="Heading_20_2" text:outline-level="2">Accessibility of Tools</text:h>
      <text:p text:style-name="Normal">Creativity should never be gated by technical knowledge. To assure this result, the barrier to entry must be low <text:span text:style-name="T7">or even non-existent</text:span>. Artists should be able to create interfaces without needing to understand ANY programming paradigms, layout engines, or dependency properties.</text:p>
      <text:p text:style-name="P5">Those individuals understand what makes a view or use initiative intuitive to another person. They do not need to be involved in how that is going to be achieved in logic.</text:p>
      <text:p text:style-name="P5"/>
      <text:h text:style-name="Heading_20_2" text:outline-level="2">Evolution Over Perfection</text:h>
      <text:p text:style-name="Normal">UI design is a journey, not a destination and designs should be allowed to evolve continuously. The system must support iterative refinement, versioning, and experimentation without punishing the designer for <text:span text:style-name="T8">constantly </text:span>changing their mind.</text:p>
      <text:p text:style-name="Normal"/>
      <text:h text:style-name="Heading_20_1" text:outline-level="1">The Art Translator Role</text:h>
      <text:p text:style-name="P6">To achieve a perfectly systematic workflow, a new individual role is introduced; that of the <text:span text:style-name="T9">Art Translator</text:span>. This individual can perform in any combination of the other development roles, including artist or coder, when applicable by experience or team configuration, but this role doesn't require any of the other skills by default.</text:p>
      <text:p text:style-name="Normal"><text:soft-page-break/>To support the artist's work, the translator is responsible for annotating the original vector art in such a way that it can quickly and deterministically be converted to a declarative format, presumably <text:span text:style-name="T10">either GTK 3, GTK 4, </text:span><text:span text:style-name="T8">Avalonia AXAML, </text:span><text:span text:style-name="T10">or </text:span>WinUI 3 XAML, <text:span text:style-name="T8">etc</text:span>. Because this is seen as a non-destructive enhancement phase <text:span text:style-name="T11">for the art file</text:span>, the translator is expected not to make any visually identifiable changes to the original document, <text:span text:style-name="T10">but </text:span><text:span text:style-name="T11">instead, </text:span><text:span text:style-name="T10">to </text:span>add attributes, ordering, grouping, layering, and comments as needed, both to make the existing content compilable and to maintain the original artist's visual ownership over the asset so further changes can be made at any time by the original author.</text:p>
      <text:p text:style-name="Normal"/>
      <text:h text:style-name="Heading_20_2" text:outline-level="2">Responsibilities</text:h>
      <text:p text:style-name="P7">Following are some of the most notable responsibilities of the translator.</text:p>
      <text:p text:style-name="P7"/>
      <text:list text:style-name="L1">
        <text:list-item>
          <text:p text:style-name="P8"><text:span text:style-name="T12">Open and Analyze Art Files</text:span>. This includes SVGs, AIs, or other commonly recognized vector formats.</text:p>
        </text:list-item>
        <text:list-item>
          <text:p text:style-name="P8"><text:span text:style-name="T12">Group Elements Logically</text:span>. Identify which visual components belong together. For example, buttons, panels, and icons have specific meanings and are usually placed within various types of contains depending upon how they will move with a screen resize or react to certain kinds of user input.</text:p>
        </text:list-item>
        <text:list-item>
          <text:p text:style-name="P9"><text:span text:style-name="T12">Assign Semantic Names</text:span>. Elements can be labeled meaningfully for future reference and code binding.</text:p>
        </text:list-item>
        <text:list-item>
          <text:p text:style-name="P9"><text:span text:style-name="T12">Set Declarative Properties</text:span>. Define layout, alignment, responsiveness, and interaction metadata.</text:p>
        </text:list-item>
        <text:list-item>
          <text:p text:style-name="P9"><text:span text:style-name="T12">Prepare for Conversion</text:span>. Ensure compatibility with tools like this one, enabling smooth transformation into <text:span text:style-name="T13">GTK, </text:span>XAML, or <text:span text:style-name="T13">even </text:span>other declarative formats like HTML/<text:span text:style-name="T13">CSS</text:span>.</text:p>
        </text:list-item>
      </text:list>
      <text:p text:style-name="Normal"/>
      <text:h text:style-name="Heading_20_2" text:outline-level="2">Skills Required</text:h>
      <text:p text:style-name="P10">The skills of the art translator are artisan in nature because they involve attention to both art and science.</text:p>
      <text:p text:style-name="P10"/>
      <text:list text:style-name="L2">
        <text:list-item>
          <text:p text:style-name="P11">Visual literacy and design sensitivity.</text:p>
        </text:list-item>
        <text:list-item>
          <text:p text:style-name="P11">Familiarity with UI frameworks and declarative languages.</text:p>
        </text:list-item>
        <text:list-item>
          <text:p text:style-name="P11">Understanding of accessibility and responsive design principles.</text:p>
        </text:list-item>
        <text:list-item>
          <text:p text:style-name="P11">Communication skills to collaborate effectively with both artists and developers.</text:p>
        </text:list-item>
      </text:list>
      <text:p text:style-name="Normal"/>
      <text:h text:style-name="Heading_20_2" text:outline-level="2"><text:soft-page-break/>Tools of the Trade</text:h>
      <text:p text:style-name="Normal">The Art Translator may use specialized software that supports visual-to-declarative conversion, such as the following.</text:p>
      <text:p text:style-name="Normal"/>
      <text:list text:style-name="L3">
        <text:list-item>
          <text:p text:style-name="P12">Custom-built tools like <text:span text:style-name="T13">SvgTools</text:span>.</text:p>
        </text:list-item>
        <text:list-item>
          <text:p text:style-name="P12"><text:span text:style-name="T13">Code-structure p</text:span>lugins for <text:span text:style-name="T13">visual </text:span>design platforms (e.g. Adobe XD, <text:span text:style-name="T13">Uno Platform for </text:span>Figma, <text:span text:style-name="T13">etc.</text:span>).</text:p>
        </text:list-item>
        <text:list-item>
          <text:p text:style-name="P12">Intermediate markup editors with visual previews <text:span text:style-name="T13">(e.g. Visual Studio, Blend for Visual Studio, JetBrains IDE, etc.).</text:span></text:p>
        </text:list-item>
      </text:list>
      <text:p text:style-name="Normal"/>
      <text:h text:style-name="Heading_20_2" text:outline-level="2">Bridging Two Worlds</text:h>
      <text:p text:style-name="Normal">The main takeaway for this role is that the art translator doesn't just convert files, they preserve intent. By formalizing and embracing this role, teams can ensure that the artist's vision is faithfully represented in the final product. It also frees developers from the burden of visual interpretation and allows artists to focus purely on creativity.</text:p>
      <text:p text:style-name="Normal"/>
      <text:h text:style-name="Heading_20_1" text:outline-level="1">Groups and Attributes</text:h>
      <text:p text:style-name="Normal">SVG is an incredibly adaptable and mature structure with support in many areas around the industry, making it the ideal conveyance for artwork to user interface design code. To make the best of the SVG information, additional specialized attributes are added to common elements.</text:p>
      <text:p text:style-name="Normal"/>
      <text:h text:style-name="Heading_20_2" text:outline-level="2">Groups are not Required <text:span text:style-name="T14">for</text:span> Defi<text:span text:style-name="T14">nition</text:span></text:h>
      <text:p text:style-name="Normal">Although, especially when used in a templating library approach like that offered by the Inkscape Symbol Set library, a group certainly can <text:span text:style-name="T14">singularly present</text:span> the behavior of one or more controls under its encapsulation, as in the case of a ComboBox <text:span text:style-name="T14">control</text:span>, which is a single control composed of multiple visual shapes, possibilities also exist where a group is only used to maintain coherence between multiple separate controls, as they would commonly be used, as is the case <text:span text:style-name="T14">when</text:span> a TextBox <text:span text:style-name="T14">has a </text:span>matching Ellipsis button; two single shapes within the group, each with a different function.</text:p>
      <text:p text:style-name="Normal">To serve both of these purposes, the group element is not required to define any of its parts unless that is what makes the most sense for the scenario.</text:p>
      <text:p text:style-name="Normal"/>
      <text:h text:style-name="P13" text:outline-level="1">Inkscape Limitations and Workarounds</text:h>
      <text:p text:style-name="P14">There are a few limitations <text:span text:style-name="T15">in Inkscape </text:span>to the streamlined implementation of this approach.</text:p>
      <text:p text:style-name="P14"/>
      <text:h text:style-name="P15" text:outline-level="2">Symbols Loose Their <text:span text:style-name="T16">User-Defined </text:span>Attributes</text:h>
      <text:p text:style-name="P16">One of the main intents of using a template library for prototyping controls is that developers are able to predefine a lot of the information about the target then apply it all at once when the actual target object is created. As of Inkscape 1.4, you can reliably create and manage control templates in symbol libraries, but <text:span text:style-name="T17">if the shape being added to the symbol is a group object, </text:span>the step of adding <text:span text:style-name="T17">that </text:span>shape to the library effectively removes any statically defined user information that was meant to be repeated with every clone.</text:p>
      <text:p text:style-name="P14"><text:span text:style-name="T12">Limitation</text:span>: When using the Symbols library to create reusable object templates representing controls, newly created <text:span text:style-name="T17">group-based </text:span>symbols loose their user-defined attributes when added to a symbol set.</text:p>
      <text:p text:style-name="P14"><text:span text:style-name="T12">Workaround</text:span>: The workaround for this condition is either of the following actions.</text:p>
      <text:list text:style-name="L4">
        <text:list-item>
          <text:p text:style-name="P17">When arranging the shapes for the template object, add the Role = "object-information" attribute to one of the members of the group, then set that element's NodeType and other attributes to the intended values for the full object, or;</text:p>
        </text:list-item>
        <text:list-item>
          <text:p text:style-name="P18">After <text:span text:style-name="T18">either the artist or the translator roles </text:span>updat<text:span text:style-name="T18">e the working UI control symbol set, open the SVG file in a text editor and add any appropriate static attributes to the symbol </text:span><text:span text:style-name="T19">(destructible, not recommended)</text:span><text:span text:style-name="T18">, or;</text:span></text:p>
        </text:list-item>
        <text:list-item>
          <text:p text:style-name="P19">Create the artistic visual design using symbols from the library and set the associated attributes in the XML editor dialog for each of the uses of each symbol. This has the benefit that any control template can be used with multiple kinds of target intention, but the disadvantage that attributes have to be defined on every implemented symbol clone <text:span text:style-name="T19">(redundant work cycle, not recommended)</text:span>.</text:p>
        </text:list-item>
      </text:list>
      <text:p text:style-name="P20"/>
      <text:h text:style-name="P15" text:outline-level="2">Symbols <text:span text:style-name="T17">Should Be</text:span> Created From Groups</text:h>
      <text:p text:style-name="P21">In the case of a simple TextBox control, for example, you might be tempted to draw a quick rectangle with a white center and a stroke outline, the set its id to 'symTextBox', but when you add it to the symbol set, an unexpected name appears in the library, like 'Symbol5', for example.</text:p>
      <text:p text:style-name="P21"><text:span text:style-name="T12">Limitation</text:span>: In Inkscape, symbol <text:span text:style-name="T17">objects</text:span> <text:span text:style-name="T19">can only </text:span><text:span text:style-name="T17">directly </text:span>represent pre-grouped shape sets. If you add a primitive shape to the symbol library an automatically named group representing the symbol <text:span text:style-name="T17">itself </text:span>will be created and <text:span text:style-name="T19">your</text:span> shape will be added to that new group.</text:p>
      <text:p text:style-name="P21"><text:span text:style-name="T12">Workaround</text:span>: To assure that the new symbol is created with the name you intended, always create a group to contain your objects <text:span text:style-name="T17">and set its id prior to adding it to the symbol library</text:span>, no matter how few <text:span text:style-name="T17">elements it contains</text:span>.</text:p>
      <text:p text:style-name="P21"/>
      <text:h text:style-name="P15" text:outline-level="2"><text:soft-page-break/>Symbols Are Not Alphabetically Sorted</text:h>
      <text:p text:style-name="P22">Especially when browsing through a very large list of components, the artist will most likely expect to <text:span text:style-name="T20">index quickly to the type of symbol needed next. As of Inkscape version 1.4, symbols are only listed in the specific order by which they were created.</text:span></text:p>
      <text:p text:style-name="P23"><text:span text:style-name="T12">Limitation</text:span>: Unless symbols are added to the set in a presorted order, they are not available in any kind of sorted order.</text:p>
      <text:p text:style-name="P24"><text:span text:style-name="T12">Workaround</text:span>: Each time the symbol set changes, the <text:span text:style-name="T17">person in the </text:span>translator <text:span text:style-name="T17">role </text:span>can be notified and can update the sorting order of the symbols in that library by editing them in the text-based SVG file.</text:p>
      <text:p text:style-name="P25">To sort symbols quickly and easily, use the command:</text:p>
      <text:p text:style-name="Preformatted_20_Text">SvgTools /action:SortSymbols /infile:{Filename}</text:p>
      <text:p text:style-name="P23"/>
      <text:h text:style-name="P15" text:outline-level="2">Text Structure is Critical in SVG</text:h>
      <text:p text:style-name="P26">If you use an auto-formatting HTML/<text:span text:style-name="T21">XML</text:span> editor for rearranging the symbols list in the defs section of the SVG file, you may quickly find that the text elements of your symbol no longer appear. This is due to a bug in the SVG parser that is not able to understand text and tspan arrangements in anything <text:span text:style-name="T22">other</text:span> than a certain pattern.</text:p>
      <text:p text:style-name="P26"><text:span text:style-name="T12">Limitation</text:span>: To avoid running into an Inkscape parser bug that will cause your the text elements of your symbol to be unreadable after pasting with an auto-formatting <text:span text:style-name="T21">XML</text:span> editor, make sure to preserve the following specific character flow pattern.</text:p>
      <text:p text:style-name="P27">&lt;symbol<text:span text:style-name="T23">\n</text:span></text:p>
      <text:p text:style-name="P27"><text:span text:style-name="T23">\s+</text:span>id="{<text:span text:style-name="T24">SymbolId</text:span>}"&gt;<text:span text:style-name="T23">\n</text:span></text:p>
      <text:p text:style-name="P27"><text:span text:style-name="T23">\s+</text:span>&lt;text<text:span text:style-name="T23">\n</text:span></text:p>
      <text:p text:style-name="P27"><text:span text:style-name="T23">\s+</text:span>xml:space="preserve"<text:span text:style-name="T23">\n</text:span></text:p>
      <text:p text:style-name="P27"><text:span text:style-name="T23">\s+</text:span>id="{<text:span text:style-name="T24">Unique</text:span><text:span text:style-name="T25">Text</text:span><text:span text:style-name="T24">Id</text:span>}"<text:span text:style-name="T23">\n</text:span></text:p>
      <text:p text:style-name="P27"><text:span text:style-name="T23">\s+</text:span>style="{<text:span text:style-name="T24">FontStyles</text:span>}"&gt;&lt;tspan<text:span text:style-name="T23">\n</text:span></text:p>
      <text:p text:style-name="P27"><text:span text:style-name="T23">\s+</text:span>x="{<text:span text:style-name="T24">TextXOffset</text:span>}"<text:span text:style-name="T23">\n</text:span></text:p>
      <text:p text:style-name="P27"><text:span text:style-name="T23">\s+</text:span>y="{<text:span text:style-name="T24">TextYOffset</text:span>}"<text:span text:style-name="T23">\n</text:span></text:p>
      <text:p text:style-name="P27"><text:span text:style-name="T23">\s+</text:span>id="{<text:span text:style-name="T24">Unique</text:span><text:span text:style-name="T25">TSpan</text:span><text:span text:style-name="T24">Id</text:span>}"&gt;<text:span text:style-name="T12">Text Here</text:span>&lt;/tspan&gt;&lt;/text&gt;<text:span text:style-name="T26">\n</text:span></text:p>
      <text:p text:style-name="P27"><text:span text:style-name="T23">\s+</text:span>&lt;/symbol&gt;<text:span text:style-name="T23">\n</text:span></text:p>
      <text:p text:style-name="P27"/>
      <text:p text:style-name="P28"><text:span text:style-name="T12">Workaround</text:span>: This issue can usually be avoided by temporarily turning off your auto-formatting feature while <text:span text:style-name="T22">manually </text:span>copying and pasting the SVG nodes that contain text tags.</text:p>
      <text:p text:style-name="P29"/>
      <text:h text:style-name="P15" text:outline-level="2">Symbol Contents are not Editable</text:h>
      <text:p text:style-name="P30">For cases where your control template requires an internal design customization when being targeted, as in the case of a TextBlock, where a placeholder text is created to establish the symbol but the actual text of the object is meant to be set when the artist places the component on the canvas, you will have to unlink the object from the symbol set before editing it.</text:p>
      <text:p text:style-name="P30"><text:span text:style-name="T12">Limitation</text:span>: The inner elemental values of a symbol can not be set at time of canvas placement.</text:p>
      <text:p text:style-name="P30"><text:soft-page-break/><text:span text:style-name="T12">Workaround</text:span>: To work around this limitation, the artist will need to unlink the clone from the symbol set, after placing it on the canvas and before attempting to the set the properties, by selecting the menu option <text:span text:style-name="T12">Edit / Clone / Unlink Clone</text:span>. At that time, the object can be edited in any way necessary. Interestingly, if one of the elements of that symbol have been appointed as having an object-information role, those properties will be present in the new stand-alone object, retaining any predefined intents needed for conversion.</text:p>
      <text:p text:style-name="P30"/>
      <text:p text:style-name="P31"/>
      <text:h text:style-name="Heading_20_1" text:outline-level="1">XAML <text:span text:style-name="T27">Form Design</text:span></text:h>
      <text:p text:style-name="P32">Otherwise known as eXtended Application Markup Language, XAML <text:span text:style-name="T27">is the main contemporary method for expressing user interface objects, and </text:span>offers several advantages to the modern application.</text:p>
      <text:p text:style-name="P32"/>
      <text:list text:style-name="L5">
        <text:list-item>
          <text:p text:style-name="P33"><text:span text:style-name="T28">Rich UI Capabilities</text:span><text:span text:style-name="T29">. XAML-based frameworks offer advanced UI features, animations, and styles.</text:span></text:p>
        </text:list-item>
        <text:list-item>
          <text:p text:style-name="P34"><text:span text:style-name="T12">Data Binding</text:span>. Strong support for data binding, which simplifies the development of dynamic and responsive user interfaces.</text:p>
        </text:list-item>
        <text:list-item>
          <text:p text:style-name="P34"><text:span text:style-name="T12">Cross-Platform</text:span>. Frameworks like Xamarin.Forms, MAUI, Avalonia, and Uno Platform are designed with cross-platform development in mind.</text:p>
        </text:list-item>
        <text:list-item>
          <text:p text:style-name="P34"><text:span text:style-name="T12">Modern Development</text:span>. XAML-based frameworks are more aligned with modern code development practices and tools.</text:p>
        </text:list-item>
      </text:list>
      <text:p text:style-name="P32"/>
      <text:p text:style-name="P32">However, XAML, as a general <text:span text:style-name="T27">expressive flow of </text:span>information is notoriously incompatible with direct visual design <text:span text:style-name="T30">out of </text:span>a fundamental tension between declarative UI design and the intuitive, iterative nature of artistic creation.</text:p>
      <text:p text:style-name="P32"/>
      <text:list text:style-name="L6">
        <text:list-item>
          <text:p text:style-name="P35"><text:span text:style-name="T28">Artistic Flow vs. Declarative Rigidity</text:span><text:span text:style-name="T29">. </text:span><text:span text:style-name="T30">A</text:span><text:span text:style-name="T29">rtists tend to work in a spatial and emotional flow. They place elements based on feel, balance, and inspiration, often discovering structure organically. XAML, on the other hand, demands a top-down, hierarchical structure from the outset. It's like asking a painter to define the frame, canvas size, and brush types before they even know what they want to paint.</text:span></text:p>
        </text:list-item>
        <text:list-item>
          <text:p text:style-name="P36"><text:span text:style-name="T12">XAML </text:span><text:span text:style-name="T31">is Functionally </text:span><text:span text:style-name="T12">Restrictive</text:span>.</text:p>
          <text:list>
            <text:list-item>
              <text:p text:style-name="P36"><text:span text:style-name="T12">Premature Structure</text:span>. <text:span text:style-name="T30">X</text:span>AML forces you to define containers and layout logic before you even know what content will go inside.</text:p>
            </text:list-item>
            <text:list-item>
              <text:p text:style-name="P36"><text:span text:style-name="T12">Nested Complexity</text:span>. The deeper the hierarchy, the more brittle the design becomes. A small change in one element can ripple through multiple layers.</text:p>
            </text:list-item>
            <text:list-item>
              <text:p text:style-name="P36"><text:span text:style-name="T12">Lack of Visual Feedback</text:span>. Without a robust drag-and-drop designer, you're left imagining the layout from code, which is cognitively taxing for visual thinkers.</text:p>
            </text:list-item>
          </text:list>
        </text:list-item>
      </text:list>
      <text:p text:style-name="P32"/>
      <text:list text:continue-numbering="true" text:style-name="L6">
        <text:list-item>
          <text:p text:style-name="P35"><text:span text:style-name="T31">Graphic</text:span><text:span text:style-name="T28"> Designers Struggle with XAML</text:span><text:span text:style-name="T29">.</text:span></text:p>
          <text:list>
            <text:list-item>
              <text:p text:style-name="P36"><text:span text:style-name="T12">Declarative Syntax</text:span>. Unlike <text:span text:style-name="T30">shapes in vector editors like Adobe Illustrator, Inkscape, or even PowerPoint, </text:span>XAML's structure doesn't lend itself easily to dynamic <text:soft-page-break/>rearrangement. <text:span text:style-name="T30">In other words, once the object is on the page, you are committed to it, and can't move it around on a whim, unless you are prepared to do a lot more work.</text:span></text:p>
            </text:list-item>
            <text:list-item>
              <text:p text:style-name="P36"><text:span text:style-name="T12">Binding and Templates</text:span>. These powerful features make XAML flexible for <text:span text:style-name="T30">code </text:span>developers but opaque for visual tooling. <text:span text:style-name="T30">Furthermore, it is not the artist's job to define where information on the form should come from, which functions should control its status, or which libraries from which the current set of icons will be pulled.</text:span></text:p>
            </text:list-item>
            <text:list-item>
              <text:p text:style-name="P36"><text:span text:style-name="T12">Tooling Limitations</text:span>. Tools like Blend for Visual Studio tried to bridge the gap, but they <text:span text:style-name="T32">have </text:span>never reached the intuitive ease of something like older <text:span text:style-name="T32">form design </text:span>IDEs like Delphi <text:span text:style-name="T30">and WinForms designer</text:span>. <text:span text:style-name="T32">I would argue that they never will because of the language's failure to accurately represent visual </text:span><text:span text:style-name="T33">design </text:span><text:span text:style-name="T32">ideas rather than coding, </text:span><text:span text:style-name="T33">rendering, and operational</text:span><text:span text:style-name="T32"> notions.</text:span></text:p>
            </text:list-item>
          </text:list>
        </text:list-item>
      </text:list>
      <text:p text:style-name="P32"/>
      <text:p text:style-name="P32">There are also several basic disadvantages with committing any effort at all to XAML.</text:p>
      <text:list text:style-name="L7">
        <text:list-item>
          <text:p text:style-name="P37"><text:span text:style-name="T28">Learning Curve</text:span><text:span text:style-name="T29">. With literally thousands of inconsistent objects and attribute usages uniquely littering every separate competing framework, XAML is complex and requires memorizing every element of a new markup language, in multiple dialects that only share basic concepts with one another.</text:span></text:p>
        </text:list-item>
        <text:list-item>
          <text:p text:style-name="P38"><text:span text:style-name="T12">Inconsistent Documentation</text:span>. In every one of the main XAML systems, documentation is inconsistent, with some elements or principles remaining undocumented, making it more difficult for developers to find solutions.</text:p>
        </text:list-item>
        <text:list-item>
          <text:p text:style-name="P38"><text:span text:style-name="T12">Complete Lack of Visual Designers</text:span>. While there are some visual preview providers available that allow you to check your existing hand-created XAML file, there are no working designers that allow a visual artist who knows nothing about coding (including markup of any kind, which is code) to intuitively and graphically design a form from the ground up. This includes Figma, which, although lauded by some graphics artists, is an absolute failure in form design because it doesn't provide the code for the actual form being designed, except in one case, Uno, within which case, the results are mainly just hype and promises once you get past the prescribed demo form.</text:p>
        </text:list-item>
      </text:list>
      <text:p text:style-name="P32"/>
      <text:h text:style-name="Heading_20_2" text:outline-level="2"><text:span text:style-name="T34">Multi-Level </text:span>Rendering Considerations</text:h>
      <text:p text:style-name="P39">Case: When a parent object can identify properties for child objects of which they themselves are not aware.</text:p>
      <text:p text:style-name="P40">During a lot of rendering activities, the inner child of a rendered node is required to reference its parent's state. For example, when creating a grid, it is the child node that expresses in which row it resides. This is information only known from a parent perspective when that object is being drawn on a canvas, and only one of the many factors that cause XAML to be incompatible with visual design.</text:p>
      <text:p text:style-name="P40"/>
      <text:p text:style-name="P40"><text:soft-page-break/>In the case of a grid column or row especially, this information also needs to be passed on only to the first level of children, since each child object of a grid is expected to maintain its own container for its own children. As a result, when the first-level child object is rendering its children, the grid row or column indicator received from the parent renderer should be blanked out, only to be reactivated with a newer local value if the current child is itself a grid object.</text:p>
      <text:p text:style-name="P40">As you might expect, when an object is of a grid type, it can assess at which columns or rows each child occupies prior to activating rendering on that child object with the prescribed indices.</text:p>
      <text:p text:style-name="P41">A convenient method for handling this type of requirement is through the use of a rendering token that can be passed from higher to lower details and modified on its journey, through the use of deep-cloning at each level to assure that each object's copy of its own token remains undisturbed while the representative information at inner levels can evolve in relation to the local conditions.</text:p>
      <text:p text:style-name="P41"/>
      <text:h text:style-name="Heading_20_2" text:outline-level="2">Pre<text:span text:style-name="T35">emptive</text:span> Encapsulation</text:h>
      <text:p text:style-name="P39">Case: When a control knows its properties, but some or all of those can only be accommodated by a featureless surrounding object.</text:p>
      <text:p text:style-name="P42">Similar to the case with the grid parent and its row and column child members, there is also a need to pre-render an outer container in at least one known case, when it applies to giving any generic control borders and backgrounds.</text:p>
      <text:p text:style-name="P42">This case is unique because unlike the grid-style control, which is visually aware of its child content positions, a control like the border-style object is only <text:span text:style-name="T36">n</text:span>ecessitated by implication on an otherwise stand-alone control <text:span text:style-name="T37">of a different type</text:span>. As an example, if a ListBox control is going to receive a background color and/or some kind of border decoration, it must be surrounded by a Border control <text:span text:style-name="T37">in XAML</text:span>. This is something the ListBox itself isn't responsible to be aware of because the ListBox itself is the main <text:span text:style-name="T36">focus</text:span> of the rendering task when it is reached. <text:span text:style-name="T36">T</text:span><text:span text:style-name="T37">he </text:span><text:span text:style-name="T36">visual </text:span><text:span text:style-name="T37">designer knows what color and styles they would like to assign to that specific ListBox control, </text:span><text:span text:style-name="T36">but no notion that it must be surrounded by a specialty object.</text:span></text:p>
      <text:p text:style-name="P42">This type of case, however, can be handled by a type of careful preemptive encapsulation where the focus doesn't have to be shifted from the item being rendered, yet the hierarchical output can properly reflect the required structure.</text:p>
      <text:p text:style-name="P42"/>
      <text:p text:style-name="P43"/>
      <text:h text:style-name="Heading_20_1" text:outline-level="1"><text:span text:style-name="T38">The </text:span><text:span text:style-name="T39">Implied</text:span> Design <text:span text:style-name="T38">Strategy</text:span></text:h>
      <text:p text:style-name="P44">So, you want to design your form in a fast-and-loose fashion approximating throwing fresh-cooked spaghetti against the wall to see if sticks? <text:span text:style-name="T40">If you are the kind of form designer that feels deeply about how a single individual should be able to consistently create several different forms per day rather than one every couple of months, then </text:span>have we got the notion for you!</text:p>
      <text:p text:style-name="P44"><text:span text:style-name="T39">Implied</text:span> <text:span text:style-name="T41">visual </text:span>design allows you to quickly place free-style shapes on the canvas, perform a little basic approximate alignment on them, then add <text:span text:style-name="T38">just a few</text:span> suggestions to those shapes that help the converter to perform its job of literally creating a beautiful, perfectly functional form out of your mess <text:span text:style-name="T42">(um, beautiful creation)</text:span>. Let's get started.</text:p>
      <text:p text:style-name="P45"/>
      <text:h text:style-name="Heading_20_2" text:outline-level="2">Artist's Perspective</text:h>
      <text:p text:style-name="P46">In this approach, the so-called form designer need not be a trained artist of any caliber at all. If you can open Inkscape, draw a some rectangles and text on the canvas, and you can find the <text:span text:style-name="T43">various </text:span><text:span text:style-name="T44">built-in </text:span>editor <text:span text:style-name="T43">dialogs</text:span>, then you are ready to go. Follow these general steps to prepare the form.</text:p>
      <text:p text:style-name="P46"/>
      <text:list text:style-name="L8">
        <text:list-item>
          <text:p text:style-name="P47">Open Inkscape.</text:p>
        </text:list-item>
        <text:list-item>
          <text:p text:style-name="P47">Press [Ctrl][Shift][D] to open the <text:span text:style-name="T12">Document Properties</text:span> dialog.</text:p>
        </text:list-item>
        <text:list-item>
          <text:p text:style-name="P47">Set the <text:span text:style-name="T12">Width</text:span> and <text:span text:style-name="T12">Height</text:span> of the dialog. Also set the <text:span text:style-name="T12">Scale</text:span> to <text:span text:style-name="T12">1.0</text:span> before closing the dialog.</text:p>
        </text:list-item>
        <text:list-item>
          <text:p text:style-name="P47"><text:span text:style-name="T38">Open the </text:span><text:span text:style-name="T45">Layers</text:span><text:span text:style-name="T38"> and / or the </text:span><text:span text:style-name="T45">Object Properties</text:span><text:span text:style-name="T38"> dialogs</text:span>. <text:span text:style-name="T38">In some cases, you will want to add custom text attributes, and in those cases, you will also use the </text:span><text:span text:style-name="T45">XML Editor</text:span><text:span text:style-name="T38"> dialog. Don't worry, though. </text:span><text:span text:style-name="T46">We </text:span><text:span text:style-name="T38">won't have to do </text:span><text:span text:style-name="T46">any</text:span><text:span text:style-name="T38"> actual XML </text:span><text:span text:style-name="T46">code </text:span><text:span text:style-name="T38">editing. We will be using that last dialog only for adding and removing attributes </text:span><text:span text:style-name="T46">on an occasional selected item</text:span><text:span text:style-name="T38">.</text:span></text:p>
        </text:list-item>
        <text:list-item>
          <text:p text:style-name="P48">Draw rectangles and text on the canvas. <text:span text:style-name="T38">In the </text:span><text:span text:style-name="T45">Layers</text:span><text:span text:style-name="T38"> dialog, you can set the </text:span><text:span text:style-name="T45">ID</text:span><text:span text:style-name="T38"> for the layer or the </text:span><text:span text:style-name="T45">Intent</text:span><text:span text:style-name="T38"> for a drawing object on the layer. In the </text:span><text:span text:style-name="T45">Object Properties</text:span><text:span text:style-name="T38"> dialog, you can set both the </text:span><text:span text:style-name="T45">Intent</text:span><text:span text:style-name="T38"> and the </text:span><text:span text:style-name="T45">ID</text:span><text:span text:style-name="T38"> for a drawing object, and in the </text:span><text:span text:style-name="T45">XML Editor</text:span><text:span text:style-name="T38">, you can set a drawing object's </text:span><text:span text:style-name="T45">ID</text:span><text:span text:style-name="T38">, its </text:span><text:span text:style-name="T45">Intent</text:span><text:span text:style-name="T38">, and all of its other explicit text attributes. For working with each specific control type, please consult the </text:span><text:a xlink:type="simple" xlink:href="#5.5.Implied Design Cheat Sheet|outline" text:style-name="Internet_20_link" text:visited-style-name="Visited_20_Internet_20_Link"><text:span text:style-name="T45">Implied Design Cheat Sheet</text:span></text:a> <text:span text:style-name="T38">later in this document.</text:span></text:p>
        </text:list-item>
        <text:list-item>
          <text:p text:style-name="P47">Save the file and send it to the individual in the translation role for conversion.</text:p>
        </text:list-item>
      </text:list>
      <text:p text:style-name="P46"/>
      <text:p text:style-name="P46"/>
      <text:p text:style-name="P49"/>
      <text:h text:style-name="Heading_20_2" text:outline-level="2">Translator's <text:span text:style-name="T47">Perspective</text:span></text:h>
      <text:p text:style-name="P46">In this particular form-design tactic, the burden on the translator is low to none, and that individual <text:span text:style-name="T47">might</text:span> only need to intervene <text:span text:style-name="T48">in the case that </text:span>the conversion utility was not at all able to <text:span text:style-name="T48">infer the artist's intent, </text:span><text:span text:style-name="T43">if conversion is being done automatically by scripts or integrated automation</text:span><text:span text:style-name="T48">.</text:span></text:p>
      <text:p text:style-name="P50">The following activity descriptions exemplify the probable limit of the translator's time.</text:p>
      <text:list text:style-name="L9">
        <text:list-item>
          <text:p text:style-name="P51">Add references <text:span text:style-name="T49">and logical patterns </text:span>to any Style and Template snippets to the shape specifications that help to maintain the project build output across design iterations.</text:p>
        </text:list-item>
        <text:list-item>
          <text:p text:style-name="P52">Clear up any vague or potentially confusing implications on the canvas.</text:p>
        </text:list-item>
        <text:list-item>
          <text:p text:style-name="P52">Run the conversion utility to generate the declarative form definition.</text:p>
        </text:list-item>
        <text:list-item>
          <text:p text:style-name="P52">Pass the form content to the Application Development department.</text:p>
        </text:list-item>
      </text:list>
      <text:p text:style-name="P50"/>
      <text:h text:style-name="P53" text:outline-level="2">Development Considerations for Supporting Implied Design</text:h>
      <text:p text:style-name="P54">The above approach is expected to work as envisioned if careful attention is given to the elements and relations that exist <text:span text:style-name="T50">both</text:span> on a freestyle image <text:span text:style-name="T50">and a</text:span> typical UI form.</text:p>
      <text:p text:style-name="P54"/>
      <text:h text:style-name="Heading_20_3" text:outline-level="3">Traits of a UI Form</text:h>
      <text:p text:style-name="P54">Although the freestyle image is created first, the rules of how a form work are considered first when deciding <text:span text:style-name="T50">must be provided by the</text:span> <text:span text:style-name="T51">SVG</text:span>.</text:p>
      <text:p text:style-name="P54"/>
      <text:list text:style-name="L10">
        <text:list-item>
          <text:p text:style-name="P55"><text:span text:style-name="T12">Alignment</text:span>. <text:span text:style-name="T52">When the target control supports either vertical or horizontal alignments as a natural case, the position of the drawing element is interpreted as occupying one of those areas if it is extremely close to a notable marker. For example, if a label is to be placed in the vertical center of a panel, the drawing element version of that label should be located near the vertical center of the rectangle representing the panel on the source drawing.</text:span></text:p>
        </text:list-item>
        <text:list-item>
          <text:p text:style-name="P55"><text:span text:style-name="T12">Containment</text:span>. Although there are conditions under which controls can overlay one another, as in the case of pictures, labels, and others, there are also many cases where, when a shape overlays another shape, it indicates containment, as in the case of a panel that hosts multiple controls in the layout. When drawing shape overlays a container shape, an interpretation is made that the higher shape in the z-order is a child control of the lower shape.<text:line-break/><text:line-break/><text:span text:style-name="T53">In this specific system, a</text:span><text:span text:style-name="T54">nother method for containment support is that of ID redirection. For any control that supports containment of items or child objects, you can create a new layer and set its label value to the ID of the control for which child items are being defined.</text:span></text:p>
        </text:list-item>
        <text:list-item>
          <text:p text:style-name="P56"><text:soft-page-break/><text:span text:style-name="T12">Control anchoring</text:span>. In many cases, certain types of controls are found anchored to one of the sides of the form. Menu bars are often at the top, status bars are usually at the bottom, and toolbars are typically located on one of the vertical sides, directly below the menu bar, or immediately above the status bar. <text:span text:style-name="T55">Knowing that this is the case can help to default layout behaviors for controls that have common placement locations.</text:span></text:p>
        </text:list-item>
        <text:list-item>
          <text:p text:style-name="P57"><text:span text:style-name="T12">Control </text:span><text:span text:style-name="T56">assignment</text:span>. The controls upon a user interface form are all explicitly typed. Even in the case that one control type on the page can <text:span text:style-name="T57">dynamically </text:span>be swapped out with another during run-time. To support this, every element on the drawing canvas <text:span text:style-name="T58">that </text:span>need<text:span text:style-name="T58">s</text:span> to be represented as a target control must have some method of indication. In general, this is handled by the 'intent' custom user property on each convertible shape.</text:p>
        </text:list-item>
        <text:list-item>
          <text:p text:style-name="P58"><text:span text:style-name="T12">Member values</text:span>. Controls like menu bars often have their navigation structure fully laid out at design time. To properly support this approach, some kind of setting or indication is needed to allow the designer to set out a series of text labels, for example, that each represent members of another control on the canvas.</text:p>
        </text:list-item>
        <text:list-item>
          <text:p text:style-name="P59"><text:span text:style-name="T12">Rectangular areas</text:span>. The usual shape of any form control is that of a rectangle. This consideration helps to regulate the placement of polygons and curves according to their bounding boxes rather than their starting and ending points. <text:span text:style-name="T59">Whenever a rectangle with an </text:span><text:span text:style-name="T60">inscape:label</text:span><text:span text:style-name="T59"> value or </text:span><text:span text:style-name="T60">Intent</text:span><text:span text:style-name="T59"> attribute is found on the canvas, it is regarded as having control-line properties, even in the event the specific definition for that control is not statically defined (for example, 'MenuPanel-File', which is not a pre-defined control type).</text:span></text:p>
        </text:list-item>
        <text:list-item>
          <text:p text:style-name="P55"><text:span text:style-name="T12">Tab </text:span><text:span text:style-name="T61">o</text:span><text:span text:style-name="T12">rder</text:span>. On a typical form, the tab order through the available controls is determined first, by the Z-order of the objects on the page then secondly, upon the containment of controls along that path.</text:p>
        </text:list-item>
        <text:list-item>
          <text:p text:style-name="P60"><text:span text:style-name="T12">Text objects</text:span>. When text objects are present on the form design, they are almost always interpreted as some kind of Label or other control text.</text:p>
        </text:list-item>
      </text:list>
      <text:p text:style-name="P54"/>
      <text:p text:style-name="P54"/>
      <text:h text:style-name="Heading_20_3" text:outline-level="3">Traits of a Freestyle Vector Image</text:h>
      <text:p text:style-name="P61">The intention of implicit design is to allow the user to draw shapes anywhere on the drawing canvas to represent controls on a form in a purely suggesti<text:span text:style-name="T62">ve</text:span> sense.</text:p>
      <text:p text:style-name="P62"/>
      <text:list text:style-name="L11">
        <text:list-item>
          <text:p text:style-name="P63"><text:span text:style-name="T12">Compound representations</text:span>. Controls like combo boxes and text boxes with button helpers might be singularly represented by multiple basic shapes.</text:p>
        </text:list-item>
        <text:list-item>
          <text:p text:style-name="P63"><text:span text:style-name="T12">Curves and </text:span><text:span text:style-name="T63">p</text:span><text:span text:style-name="T12">olygons</text:span>. The user might be inclined to draw various imagery serving as background or emphasis.</text:p>
        </text:list-item>
        <text:list-item>
          <text:p text:style-name="P64"><text:span text:style-name="T12">Freedom of Expression</text:span>. The artist must be given as much leeway as possible to visually the meaning of what they are constructing. As few as possible logical requirements must be placed upon them.</text:p>
        </text:list-item>
        <text:list-item>
          <text:p text:style-name="P65"><text:soft-page-break/><text:span text:style-name="T12">Grouping</text:span>. When drawing compound objects, grouping is more often used for associating visual elements that can be moved, scaled, or transformed as a set than it is for defining a non-rational behavior, as is the case in most declarative techniques. As a result, any implicit design converter should treat most groups as transparent, inactive, passive drawing objects unless any of them happen to have a defined intent or prescribed purpose, in which case, it is considered as an active object in that specific case.<text:line-break/><text:line-break/>One good example of the passive case is where a set of compound control definitions are all placed on a StaticPanel control and gathered into a group where a label for the group has also be set to indicate that this is the 'StaticPanelControlsGroup'. In this case, the group is easily moved around on the canvas, but it serves no operational purpose during conversion.<text:line-break/><text:line-break/>Another example of a group, but one serving an active case, is a set of shapes that <text:span text:style-name="T64">constitute the visual representation of a ComboBox control with an initial selected item. In this case, the group itself has a Label of ComboBox as well as the ID 'cmboPreset'. Inside is a generic rectangle showing the text area, a smaller rectangle, and a downward arrow symbol. The ComboBox is not a container control, so any shapes drawn within that group will be ignored, although they are of a great value to the visual representation of the object to a casual viewer.</text:span></text:p>
        </text:list-item>
        <text:list-item>
          <text:p text:style-name="P66"><text:span text:style-name="T12">Proximal suggestion</text:span>. The artist should be expected to draw two shapes in side-by-side or over-and-under arrangements to indicate they are separated horizontally or vertically on the form, respectively. <text:span text:style-name="T65">By default, it might be advisable to allow these stacks to be splitter views, where each target control is resizable, unless one or more of the objects is marked as either non-resizable or sized with the form or parent object. This preference corresponds loosely with a combination of the {Horizontal|Vertical}Stretch property of the target control and a decision as to whether to place it within a splitter-based or stack-based parent control.</text:span></text:p>
        </text:list-item>
        <text:list-item>
          <text:p text:style-name="P67"><text:span text:style-name="T12">Static placement</text:span>. <text:span text:style-name="T66">In general, a form will be constructed by placing controls that automatically interact with one another while the form is resized. However, i</text:span>n certain cases, the designer will prefer that all of the controls of a form appear exactly where they have been placed on the local canvas. This method can be activated whenever a base area, roughly with the total area of the drawing canvas, is placed and set to the intent of StaticPanel. All controls dropped upon that will be located exactly where they were indicated on the drawing.</text:p>
        </text:list-item>
        <text:list-item>
          <text:p text:style-name="P68"><text:span text:style-name="T12">Z-order</text:span>. An object can be placed in front of or behind another.</text:p>
        </text:list-item>
      </text:list>
      <text:p text:style-name="P54"/>
      <text:p text:style-name="P69"/>
      <text:h text:style-name="P70" text:outline-level="2"><text:span text:style-name="T67">Development and Implementation </text:span>Questions</text:h>
      <text:p text:style-name="P71">This section contains questions, and hopefully their answers, in regard to the considerations needed to properly identify and translate the user's design to a functioning form.</text:p>
      <text:p text:style-name="P71"/>
      <text:h text:style-name="P72" text:outline-level="3">Q: How are Item Groups Handled?</text:h>
      <text:p text:style-name="P71">In a very high number of cases, a <text:span text:style-name="T68">normal </text:span>target form will contain design-time collections for common controls like combo boxes, list boxes, menu structures, tab controls, and many of the others. <text:span text:style-name="T69">At first glance</text:span>, the idea of <text:span text:style-name="T70">splattering </text:span>controls onto the form <text:span text:style-name="T69">seems to be </text:span><text:span text:style-name="T70">utterly </text:span><text:span text:style-name="T69">speedy and </text:span><text:span text:style-name="T70">helpful at the outermost level, where, for example, a tree view is being inserted into a split panel.</text:span></text:p>
      <text:p text:style-name="P73">Is there a variation of this approach where the user can define, let's say, all of the custom items that can be pre-loaded into a menu structure or a list box during conversion?</text:p>
      <text:p text:style-name="P73">For example, what if an item with <text:span text:style-name="T71">I</text:span><text:span text:style-name="T72">ntent=</text:span><text:span text:style-name="T71">"</text:span><text:span text:style-name="T72">ListBox</text:span><text:span text:style-name="T71">"</text:span> were set to <text:span text:style-name="T73">id=</text:span>"lstPageSection", then using a special layer with the name of "lstPageSection", the user could define list items that just happen to have image-based values for each of "Normal", "Hovered", and "Selected" states? In a more tame example, the user could just place text values, arranged from top to bottom, left to right, which also had attribute markings on them, if appropriate.</text:p>
      <text:p text:style-name="P73"/>
      <text:h text:style-name="Heading_20_3" text:outline-level="3">A: Item Groups as Layers</text:h>
      <text:p text:style-name="P74"><text:span text:style-name="T74">W</text:span>ithin the Layers dialog, the names of layers are treated a little differently than the names of drawing objects on those layers, whose labels can also be set.</text:p>
      <text:p text:style-name="P74">To create a group of items to be assigned to a control with a particular <text:span text:style-name="T12">id</text:span>, copy that object's <text:span text:style-name="T12">id</text:span> value, create a new layer, setting the label of that new layer to the value of the original control's <text:span text:style-name="T12">id</text:span>. <text:span text:style-name="T75">An attempt will be made by the converter to translate a</text:span>ll of the items in the <text:span text:style-name="T75">new layer to appropriate items for that referenced control.</text:span></text:p>
      <text:p text:style-name="P74"/>
      <text:p text:style-name="P75">More Information</text:p>
      <text:p text:style-name="P76">In Inkscape, a layer is represented by a group where <text:span text:style-name="T76">inkscape:groupmode </text:span><text:span text:style-name="T77">= </text:span><text:span text:style-name="T76">"layer"</text:span><text:span text:style-name="T73">. </text:span>The visual label of the layer, within the Layers dialog, is represented by the <text:span text:style-name="T12">in</text:span><text:span text:style-name="T78">k</text:span><text:span text:style-name="T12">scape:label</text:span>.</text:p>
      <text:p text:style-name="P77"/>
      <text:p text:style-name="P73"/>
      <text:p text:style-name="P78"/>
      <text:h text:style-name="Heading_20_3" text:outline-level="3">Q: How Can Visual Objects <text:span text:style-name="T79">Easily </text:span>be <text:span text:style-name="T79">Intentioned</text:span>?</text:h>
      <text:p text:style-name="P79">When working with dragging objects onto the canvas, it is clumsy and distracting to have to keep switching to the XML Editor page to set its <text:span text:style-name="T12">Intent</text:span> property. Is there a way that it can be intentioned directly from the object hierarchy view?</text:p>
      <text:p text:style-name="P79"/>
      <text:h text:style-name="Heading_20_3" text:outline-level="3">A: <text:span text:style-name="T79">Intention </text:span>Objects Directly From the Inkscape Layers View (version 1.<text:span text:style-name="T80">2</text:span> and later)</text:h>
      <text:p text:style-name="P80">After dropping a drawing object onto the layer, using the <text:span text:style-name="T12">Layers</text:span> dialog, locate that object within the child items of the layer and set its label to the control intent of the object.</text:p>
      <text:p text:style-name="P79"/>
      <text:p text:style-name="P75">More Information</text:p>
      <text:p text:style-name="P79"><text:span text:style-name="T80">In Inkscape, w</text:span>hen an object's label is set from the Layers view, <text:span text:style-name="T80">it creates an </text:span><text:span text:style-name="T81">inkscape:label</text:span><text:span text:style-name="T80"> attribute on that value, which overrides the </text:span><text:span text:style-name="T81">Intent</text:span><text:span text:style-name="T80"> customer user property </text:span><text:span text:style-name="T73">when </text:span><text:span text:style-name="T82">that object</text:span><text:span text:style-name="T51">'s </text:span><text:span text:style-name="T76">inkscape:groupmode </text:span><text:span text:style-name="T83">is not equal to</text:span><text:span text:style-name="T77"> </text:span><text:span text:style-name="T76">"layer"</text:span><text:span text:style-name="T73">.</text:span></text:p>
      <text:p text:style-name="P54"/>
      <text:p text:style-name="P69"/>
      <text:h text:style-name="Heading_20_3" text:outline-level="3">Q: Is There a Way That The User Can Easily Define Dynamic Styles for Selector-Based States?</text:h>
      <text:p text:style-name="P81">In target systems like Avalonia, a <text:span text:style-name="T84">collection</text:span> of <text:span text:style-name="T84">S</text:span>tyle<text:span text:style-name="T85">s </text:span><text:span text:style-name="T84">is available for several types of controls. This collection can be filled not only with the general visual behaviors for the control and its items, but can also be used to generate working no-code behaviors for the control and its items that depend only upon the established pseudo-classes defined for the object, as well as the value of any public property. For example, on a ListBoxItem, a selector of "ListBoxItem:pointerover Image[Tag=Hover]" will focus any child actions </text:span><text:span text:style-name="T86">for the style if</text:span><text:span text:style-name="T84"> the ListBoxItem's Image whose Tag is 'Hover' when the pointer is currently over that </text:span><text:span text:style-name="T86">ListBoxItem. If the child definition, for example, carries a setter for Isvisible=True, then that matching image will be made visible on the ListBoxItem. A short example follows.</text:span></text:p>
      <text:p text:style-name="P81"/>
      <table:table table:name="Table1" table:style-name="Table1">
        <table:table-column table:style-name="Table1.A"/>
        <table:table-row>
          <table:table-cell table:style-name="Table1.A1" office:value-type="string">
            <text:p text:style-name="P82">&lt;!-- Default visibility: only Normal shown --&gt;</text:p>
            <text:p text:style-name="P83"><text:span text:style-name="T87">&lt;Style</text:span><text:span text:style-name="T88"> </text:span><text:span text:style-name="T89">Selector</text:span><text:span text:style-name="T88">=</text:span><text:span text:style-name="T90">"ListBoxItem Image[Tag=Hover]"</text:span><text:span text:style-name="T87">&gt;</text:span></text:p>
            <text:p text:style-name="P83"><text:s text:c="2"/><text:span text:style-name="T87">&lt;Setter</text:span><text:span text:style-name="T88"> </text:span><text:span text:style-name="T89">Property</text:span><text:span text:style-name="T88">=</text:span><text:span text:style-name="T90">"IsVisible"</text:span><text:span text:style-name="T88"> </text:span><text:span text:style-name="T89">Value</text:span><text:span text:style-name="T88">=</text:span><text:span text:style-name="T90">"False"</text:span><text:span text:style-name="T87">/&gt;</text:span></text:p>
            <text:p text:style-name="P84">&lt;/Style&gt;</text:p>
            <text:p text:style-name="P83"><text:span text:style-name="T87">&lt;Style</text:span><text:span text:style-name="T88"> </text:span><text:span text:style-name="T89">Selector</text:span><text:span text:style-name="T88">=</text:span><text:span text:style-name="T90">"ListBoxItem Image[Tag=Selected]"</text:span><text:span text:style-name="T87">&gt;</text:span></text:p>
            <text:p text:style-name="P83"><text:s text:c="2"/><text:span text:style-name="T87">&lt;Setter</text:span><text:span text:style-name="T88"> </text:span><text:span text:style-name="T89">Property</text:span><text:span text:style-name="T88">=</text:span><text:span text:style-name="T90">"IsVisible"</text:span><text:span text:style-name="T88"> </text:span><text:span text:style-name="T89">Value</text:span><text:span text:style-name="T88">=</text:span><text:span text:style-name="T90">"False"</text:span><text:span text:style-name="T87">/&gt;</text:span></text:p>
            <text:p text:style-name="P84">&lt;/Style&gt;</text:p>
            <text:p text:style-name="P85"/>
            <text:p text:style-name="P82">&lt;!-- Hovered: show Hover, hide Normal --&gt;</text:p>
            <text:p text:style-name="P83"><text:span text:style-name="T87">&lt;Style</text:span><text:span text:style-name="T88"> </text:span><text:span text:style-name="T89">Selector</text:span><text:span text:style-name="T88">=</text:span><text:span text:style-name="T90">"ListBoxItem:pointerover Image[Tag=Hover]"</text:span><text:span text:style-name="T87">&gt;</text:span></text:p>
            <text:p text:style-name="P83"><text:s text:c="2"/><text:span text:style-name="T87">&lt;Setter</text:span><text:span text:style-name="T88"> </text:span><text:span text:style-name="T89">Property</text:span><text:span text:style-name="T88">=</text:span><text:span text:style-name="T90">"IsVisible"</text:span><text:span text:style-name="T88"> </text:span><text:span text:style-name="T89">Value</text:span><text:span text:style-name="T88">=</text:span><text:span text:style-name="T90">"True"</text:span><text:span text:style-name="T87">/&gt;</text:span></text:p>
            <text:p text:style-name="P84">&lt;/Style&gt;</text:p>
            <text:p text:style-name="P83"><text:span text:style-name="T87">&lt;Style</text:span><text:span text:style-name="T88"> </text:span><text:span text:style-name="T89">Selector</text:span><text:span text:style-name="T88">=</text:span><text:span text:style-name="T90">"ListBoxItem:pointerover Image[Tag=Normal]"</text:span><text:span text:style-name="T87">&gt;</text:span></text:p>
            <text:p text:style-name="P83"><text:s text:c="2"/><text:span text:style-name="T87">&lt;Setter</text:span><text:span text:style-name="T88"> </text:span><text:span text:style-name="T89">Property</text:span><text:span text:style-name="T88">=</text:span><text:span text:style-name="T90">"IsVisible"</text:span><text:span text:style-name="T88"> </text:span><text:span text:style-name="T89">Value</text:span><text:span text:style-name="T88">=</text:span><text:span text:style-name="T90">"False"</text:span><text:span text:style-name="T87">/&gt;</text:span></text:p>
            <text:p text:style-name="P84">&lt;/Style&gt;</text:p>
            <text:p text:style-name="P85"/>
            <text:p text:style-name="P82">&lt;!-- Selected: show Selected, hide Normal --&gt;</text:p>
            <text:p text:style-name="P83"><text:span text:style-name="T87">&lt;Style</text:span><text:span text:style-name="T88"> </text:span><text:span text:style-name="T89">Selector</text:span><text:span text:style-name="T88">=</text:span><text:span text:style-name="T90">"ListBoxItem:selected Image[Tag=Selected]"</text:span><text:span text:style-name="T87">&gt;</text:span></text:p>
            <text:p text:style-name="P83"><text:s text:c="2"/><text:span text:style-name="T87">&lt;Setter</text:span><text:span text:style-name="T88"> </text:span><text:span text:style-name="T89">Property</text:span><text:span text:style-name="T88">=</text:span><text:span text:style-name="T90">"IsVisible"</text:span><text:span text:style-name="T88"> </text:span><text:span text:style-name="T89">Value</text:span><text:span text:style-name="T88">=</text:span><text:span text:style-name="T90">"True"</text:span><text:span text:style-name="T87">/&gt;</text:span></text:p>
            <text:p text:style-name="P84">&lt;/Style&gt;</text:p>
            <text:p text:style-name="P83"><text:span text:style-name="T87">&lt;Style</text:span><text:span text:style-name="T88"> </text:span><text:span text:style-name="T89">Selector</text:span><text:span text:style-name="T88">=</text:span><text:span text:style-name="T90">"ListBoxItem:selected Image[Tag=Normal]"</text:span><text:span text:style-name="T87">&gt;</text:span></text:p>
            <text:p text:style-name="P83"><text:s text:c="2"/><text:span text:style-name="T87">&lt;Setter</text:span><text:span text:style-name="T88"> </text:span><text:span text:style-name="T89">Property</text:span><text:span text:style-name="T88">=</text:span><text:span text:style-name="T90">"IsVisible"</text:span><text:span text:style-name="T88"> </text:span><text:span text:style-name="T89">Value</text:span><text:span text:style-name="T88">=</text:span><text:span text:style-name="T90">"False"</text:span><text:span text:style-name="T87">/&gt;</text:span></text:p>
            <text:p text:style-name="P84">&lt;/Style&gt;</text:p>
            <text:p text:style-name="P85"/>
            <text:p text:style-name="P82">&lt;!-- If both selected and hovered, hide Hover --&gt;</text:p>
            <text:p text:style-name="P83"><text:span text:style-name="T87">&lt;Style</text:span><text:span text:style-name="T88"> </text:span><text:span text:style-name="T89">Selector</text:span><text:span text:style-name="T88">=</text:span><text:span text:style-name="T90">"ListBoxItem:selected:pointerover Image[Tag=Hover]"</text:span><text:span text:style-name="T87">&gt;</text:span></text:p>
            <text:p text:style-name="P83"><text:s text:c="2"/><text:span text:style-name="T87">&lt;Setter</text:span><text:span text:style-name="T88"> </text:span><text:span text:style-name="T89">Property</text:span><text:span text:style-name="T88">=</text:span><text:span text:style-name="T90">"IsVisible"</text:span><text:span text:style-name="T88"> </text:span><text:span text:style-name="T89">Value</text:span><text:span text:style-name="T88">=</text:span><text:span text:style-name="T90">"False"</text:span><text:span text:style-name="T87">/&gt;</text:span></text:p>
            <text:p text:style-name="P84">&lt;/Style&gt;</text:p>
            <text:p text:style-name="P84"/>
          </table:table-cell>
        </table:table-row>
      </table:table>
      <text:p text:style-name="P81"/>
      <text:p text:style-name="P86"><text:soft-page-break/>That minimal language is incredibly powerful for defining highly interactive visual-only activities that don't really need to reach the view model if they don't have to. This type of capability really is one of the most powerful advantages of XAML-style declarative form design over the traditional widget style like WinForms. However, on the other hand, because that power is so far buried in the inconsistent chaotic coding structure of XAML, this type of styling use finds virtually little to no use in the practical world.</text:p>
      <text:p text:style-name="P86">Is there a way we can at least superficially manage these style selectors so no-code visual-only interactions with the cursor and the backing object's observable properties can result in the use of <text:span text:style-name="T91">visual resources provided directly by the artist?</text:span></text:p>
      <text:p text:style-name="P86"/>
      <text:h text:style-name="Heading_20_3" text:outline-level="3">A1: Define one or more <text:span text:style-name="T92">Style</text:span> Extension Worksheets</text:h>
      <text:p text:style-name="P87">The purpose of the <text:span text:style-name="T92">style</text:span> extension worksheet is to allow you to separately define shape styles and templates to be exported to the selected target system when rendering that target's output.</text:p>
      <text:p text:style-name="P87">Although the format of the shape extension file is JSON, it remains largely human-readable and uncomplicated in structure. Following is the general schema. <text:span text:style-name="T93">Names with a star are required. All others are optional, used in conjunction with a particular case. </text:span><text:span text:style-name="T94">To use one or more shape extension worksheets with your drawing, specify them in the command-line using the </text:span><text:span text:style-name="T95">/styleworksheet:</text:span><text:span text:style-name="T96">{Filename}</text:span><text:span text:style-name="T94"> parameter.</text:span></text:p>
      <text:p text:style-name="P87"/>
      <table:table table:name="Table3" table:style-name="Table3">
        <table:table-column table:style-name="Table3.A"/>
        <table:table-row>
          <table:table-cell table:style-name="Table3.A1" office:value-type="string">
            <text:p text:style-name="P88">MainCollection<text:line-break/>[<text:line-break/><text:tab/><text:span text:style-name="T97">Comment</text:span>: string</text:p>
            <text:p text:style-name="P88"><text:tab/><text:span text:style-name="T98">MatchPatterns</text:span><text:span text:style-name="T93">: string</text:span><text:span text:style-name="T99">[]</text:span><text:line-break/><text:tab/>Extensions<text:span text:style-name="T100">*</text:span>: Extension[]<text:line-break/>]</text:p>
            <text:p text:style-name="P89"/>
            <text:p text:style-name="P89">Extension</text:p>
            <text:p text:style-name="P89">[</text:p>
            <text:p text:style-name="P89"><text:tab/><text:span text:style-name="T97">Comment</text:span>: string</text:p>
            <text:p text:style-name="P89"><text:tab/>ExtensionType<text:span text:style-name="T100">*</text:span>: string</text:p>
            <text:p text:style-name="P89"><text:tab/>Selector: string</text:p>
            <text:p text:style-name="P89"><text:tab/>Settings<text:span text:style-name="T100">*</text:span>: <text:span text:style-name="T101">Node</text:span>[]</text:p>
            <text:p text:style-name="P89">]</text:p>
            <text:p text:style-name="P89"/>
            <text:p text:style-name="P90">Node</text:p>
            <text:p text:style-name="P90">[</text:p>
            <text:p text:style-name="P90"><text:tab/>Name<text:span text:style-name="T100">*</text:span>: string</text:p>
            <text:p text:style-name="P90"><text:tab/>Value: string</text:p>
            <text:p text:style-name="P90"><text:tab/>Properties: Property[]</text:p>
            <text:p text:style-name="P90"><text:tab/>Nodes: Node[]</text:p>
            <text:p text:style-name="P90">]</text:p>
            <text:p text:style-name="P90"/>
            <text:p text:style-name="P90">Property</text:p>
            <text:p text:style-name="P89">[</text:p>
            <text:p text:style-name="P89"><text:tab/>Name<text:span text:style-name="T100">*</text:span>: string</text:p>
            <text:p text:style-name="P89"><text:tab/>Value: string</text:p>
            <text:p text:style-name="P89">]</text:p>
            <text:p text:style-name="P89"/>
          </table:table-cell>
        </table:table-row>
      </table:table>
      <text:p text:style-name="P87"/>
      <text:p text:style-name="P91"><text:soft-page-break/>One potential style extension structure to <text:span text:style-name="T102">duplicate the </text:span>question<text:span text:style-name="T102">'s structure</text:span> <text:span text:style-name="T102">can be seen in the following example</text:span>.</text:p>
      <text:p text:style-name="P91"/>
      <table:table table:name="Table11" table:style-name="Table11">
        <table:table-column table:style-name="Table11.A"/>
        <table:table-row>
          <table:table-cell table:style-name="Table11.A1" office:value-type="string">
            <text:p text:style-name="P92">[</text:p>
            <text:p text:style-name="P92"><text:s/>{</text:p>
            <text:p text:style-name="P92"><text:s text:c="2"/>"Remarks": "Structure from question.",</text:p>
            <text:p text:style-name="P92"><text:s text:c="2"/>"<text:span text:style-name="T98">MatchPatterns</text:span>": [ "<text:span text:style-name="T103">name:</text:span>lstNavigation" ],</text:p>
            <text:p text:style-name="P92"><text:s text:c="2"/>"Extensions":</text:p>
            <text:p text:style-name="P92"><text:s text:c="2"/>[</text:p>
            <text:p text:style-name="P92"><text:s text:c="3"/>{</text:p>
            <text:p text:style-name="P92"><text:s text:c="4"/>"Remarks": "Default visibility: <text:span text:style-name="T102">H</text:span>over hidden when normal",</text:p>
            <text:p text:style-name="P92"><text:s text:c="4"/>"ExtensionType": "Style",</text:p>
            <text:p text:style-name="P92"><text:s text:c="4"/>"Selector": "ListBoxItem Image[Tag=Hover]",</text:p>
            <text:p text:style-name="P92"><text:s text:c="4"/>"Settings":</text:p>
            <text:p text:style-name="P92"><text:s text:c="4"/>[</text:p>
            <text:p text:style-name="P92"><text:s text:c="5"/>{</text:p>
            <text:p text:style-name="P92"><text:s text:c="6"/>"Name": "IsVisible",</text:p>
            <text:p text:style-name="P92"><text:s text:c="6"/>"Value": "False"</text:p>
            <text:p text:style-name="P92"><text:s text:c="5"/>}</text:p>
            <text:p text:style-name="P92"><text:s text:c="4"/>]</text:p>
            <text:p text:style-name="P92"><text:s text:c="3"/>},</text:p>
            <text:p text:style-name="P92"><text:s text:c="3"/>{</text:p>
            <text:p text:style-name="P92"><text:s text:c="4"/>"Remarks": "Default visibility: <text:span text:style-name="T102">S</text:span>elected hidden when normal",</text:p>
            <text:p text:style-name="P92"><text:s text:c="4"/>"ExtensionType": "Style",</text:p>
            <text:p text:style-name="P92"><text:s text:c="4"/>"Selector": "ListBoxItem Image[Tag=Selected]",</text:p>
            <text:p text:style-name="P92"><text:s text:c="4"/>"Settings":</text:p>
            <text:p text:style-name="P92"><text:s text:c="4"/>[</text:p>
            <text:p text:style-name="P92"><text:s text:c="5"/>{</text:p>
            <text:p text:style-name="P92"><text:s text:c="6"/>"Name": "IsVisible",</text:p>
            <text:p text:style-name="P92"><text:s text:c="6"/>"Value": "False"</text:p>
            <text:p text:style-name="P92"><text:s text:c="5"/>}</text:p>
            <text:p text:style-name="P92"><text:s text:c="4"/>]</text:p>
            <text:p text:style-name="P92"><text:s text:c="3"/>}</text:p>
            <text:p text:style-name="P92"><text:s text:c="2"/>]</text:p>
            <text:p text:style-name="P92"><text:s/>}</text:p>
            <text:p text:style-name="P92">]</text:p>
          </table:table-cell>
        </table:table-row>
      </table:table>
      <text:p text:style-name="P93"/>
      <text:p text:style-name="P94"><text:span text:style-name="T102">Although this approach falls clearly within the role of the translator, as opposed to </text:span><text:span text:style-name="T104">that of </text:span><text:span text:style-name="T102">the artist, t</text:span>his approach has the benefit of allowing multiple similar styles to be defined for multiple output target types on the same <text:span text:style-name="T105">set of </text:span>shape<text:span text:style-name="T105">s</text:span> in the design, <text:span text:style-name="T102">serving as a reliable bridge between the artwork and the application. When using this technique, the translator can make non-intrusive </text:span><text:span text:style-name="T106">updates</text:span><text:span text:style-name="T102"> to the design prior to rendering as executable application code.</text:span></text:p>
      <text:p text:style-name="P86"/>
      <text:h text:style-name="Heading_20_3" text:outline-level="3">A<text:span text:style-name="T107">2</text:span>: Use a Slightly Off-<text:span text:style-name="T108">Kilter</text:span> CSS Syntax <text:span text:style-name="T109">in Attributes</text:span></text:h>
      <text:p text:style-name="P95">The above style definitions can <text:span text:style-name="T110">also </text:span>be included with the text attributes of a control using the names <text:span text:style-name="T111">Control</text:span>Style-000 through <text:span text:style-name="T111">Control</text:span>Style-999. <text:span text:style-name="T111">To main a CSS-like syntax for each value, replace the colon character (':') with a period ('.') when specifying pseudo-classes.</text:span></text:p>
      <text:p text:style-name="P96"><text:soft-page-break/>The following example mirrors the example in the question.</text:p>
      <table:table table:name="Table2" table:style-name="Table2">
        <table:table-column table:style-name="Table2.A"/>
        <table:table-column table:style-name="Table2.B"/>
        <table:table-row>
          <table:table-cell table:style-name="Table2.A1" office:value-type="string">
            <text:p text:style-name="P97">Name</text:p>
          </table:table-cell>
          <table:table-cell table:style-name="Table2.B1" office:value-type="string">
            <text:p text:style-name="P97">Value</text:p>
          </table:table-cell>
        </table:table-row>
        <table:table-row>
          <table:table-cell table:style-name="Table2.A2" office:value-type="string">
            <text:p text:style-name="Table_20_Contents">ControlStyle-001</text:p>
          </table:table-cell>
          <table:table-cell table:style-name="Table2.B2" office:value-type="string">
            <text:p text:style-name="Table_20_Contents">Selector:ListBoxItem Image[Tag=Hover];Visible:False</text:p>
          </table:table-cell>
        </table:table-row>
        <table:table-row>
          <table:table-cell table:style-name="Table2.A2" office:value-type="string">
            <text:p text:style-name="P97">ControlStyle-002</text:p>
          </table:table-cell>
          <table:table-cell table:style-name="Table2.B2" office:value-type="string">
            <text:p text:style-name="Table_20_Contents">Selector:ListBoxItem Image[Tag=Selected;Visible:False</text:p>
          </table:table-cell>
        </table:table-row>
        <table:table-row>
          <table:table-cell table:style-name="Table2.A2" office:value-type="string">
            <text:p text:style-name="P97">ControlStyle-003</text:p>
          </table:table-cell>
          <table:table-cell table:style-name="Table2.B2" office:value-type="string">
            <text:p text:style-name="Table_20_Contents">Selector:ListBoxItem.pointerover Image[Tag=Hover];Visible:True</text:p>
          </table:table-cell>
        </table:table-row>
        <table:table-row>
          <table:table-cell table:style-name="Table2.A2" office:value-type="string">
            <text:p text:style-name="P97">ControlStyle-004</text:p>
          </table:table-cell>
          <table:table-cell table:style-name="Table2.B2" office:value-type="string">
            <text:p text:style-name="Table_20_Contents">Selector:ListBoxItem.pointerover Image[Tag=Normal];Visible:False</text:p>
          </table:table-cell>
        </table:table-row>
        <table:table-row>
          <table:table-cell table:style-name="Table2.A2" office:value-type="string">
            <text:p text:style-name="P97">ControlStyle-005</text:p>
          </table:table-cell>
          <table:table-cell table:style-name="Table2.B2" office:value-type="string">
            <text:p text:style-name="Table_20_Contents">Selector:ListBoxItem.selected Image[Tag=Selected];Visible:True</text:p>
          </table:table-cell>
        </table:table-row>
        <table:table-row>
          <table:table-cell table:style-name="Table2.A2" office:value-type="string">
            <text:p text:style-name="P97">ControlStyle-006</text:p>
          </table:table-cell>
          <table:table-cell table:style-name="Table2.B2" office:value-type="string">
            <text:p text:style-name="Table_20_Contents">Selector:ListBoxItem.selected Image[Tag=Normal];Visible:False</text:p>
          </table:table-cell>
        </table:table-row>
        <table:table-row>
          <table:table-cell table:style-name="Table2.A2" office:value-type="string">
            <text:p text:style-name="P97">ControlStyle-007</text:p>
          </table:table-cell>
          <table:table-cell table:style-name="Table2.B2" office:value-type="string">
            <text:p text:style-name="Table_20_Contents">Selector:ListBoxItem.selected.pointerover Image[Tag=Hover];Visible:False</text:p>
          </table:table-cell>
        </table:table-row>
      </table:table>
      <text:p text:style-name="P96"/>
      <text:p text:style-name="P95"/>
      <text:p text:style-name="P98"/>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Calibri" svg:font-family="Calibri" style:font-family-generic="swiss" style:font-pitch="variable"/>
    <style:font-face style:name="Calibri Light" svg:font-family="'Calibri Light'" style:font-family-generic="swiss" style:font-pitch="variable"/>
    <style:font-face style:name="Consolas" svg:font-family="Consolas, 'Courier New', monospace"/>
    <style:font-face style:name="Courier New" svg:font-family="'Courier New'" style:font-family-generic="modern" style:font-pitch="fixed"/>
    <style:font-face style:name="Liberation Mono" svg:font-family="'Liberation Mono'" style:font-family-generic="modern" style:font-pitch="fixed"/>
    <style:font-face style:name="MS Gothic" svg:font-family="'MS Gothic'" style:font-family-generic="system" style:font-pitch="variable"/>
    <style:font-face style:name="OpenSymbol" svg:font-family="OpenSymbol" style:font-charset="x-symbol"/>
    <style:font-face style:name="Roboto" svg:font-family="Roboto" style:font-adornments="Regular" style:font-pitch="variable"/>
    <style:font-face style:name="Roboto Light" svg:font-family="'Roboto Light'" style:font-adornments="Regular" style:font-pitch="variable"/>
    <style:font-face style:name="Symbol" svg:font-family="Symbol"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styles>
    <style:default-style style:family="graphic">
      <style:graphic-properties draw:stroke="solid" svg:stroke-width="0.0138in" svg:stroke-color="#172c51"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writing-mode="lr-tb" style:flow-with-text="false"/>
      <style:paragraph-properties fo:line-height="107%" fo:text-align="start" style:text-autospace="ideograph-alpha" style:line-break="strict" loext:tab-stop-distance="0in"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US" fo:font-style="normal" style:text-underline-style="none" fo:font-weight="normal" style:letter-kerning="tru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11in" style:contextual-spacing="false" fo:line-height="107%" fo:text-align="start" style:justify-single-word="false" fo:keep-together="auto" fo:orphans="2" fo:widows="2" fo:hyphenation-ladder-count="no-limit" fo:hyphenation-keep="auto" loext:hyphenation-keep-type="column" loext:hyphenation-keep-line="false"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auto"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US" fo:font-style="normal" style:text-underline-style="none" fo:font-weight="normal" style:letter-kerning="tru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hyphenation-ladder-count="no-limit" fo:hyphenation-keep="auto" loext:hyphenation-keep-type="column" loext:hyphenation-keep-line="false" style:page-number="auto"/>
      <style:text-properties style:font-name="Roboto" fo:font-family="Roboto" style:font-style-name="Regular" style:font-pitch="variable" fo:hyphenate="false" loext:hyphenation-no-caps="false" loext:hyphenation-no-last-word="false" loext:hyphenation-word-char-count="no-limit" loext:hyphenation-zone="no-limit"/>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Roboto Light" fo:font-family="'Roboto Light'" style:font-style-name="Regular" style:font-pitch="variable" fo:font-size="14pt" fo:font-weight="250" style:font-name-asian="MS Gothic" style:font-family-asian="'MS Gothic'"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Heading_20_1" style:display-name="Heading 1" style:family="paragraph" style:parent-style-name="Normal" style:next-style-name="Normal" style:default-outline-level="1" style:class="chapter">
      <style:paragraph-properties fo:margin-top="0.1665in" fo:margin-bottom="0in" style:contextual-spacing="false" fo:keep-together="always" fo:hyphenation-ladder-count="no-limit" fo:hyphenation-keep="auto" loext:hyphenation-keep-type="column" loext:hyphenation-keep-line="false" fo:keep-with-next="always"/>
      <style:text-properties fo:color="#0f4761" loext:opacity="100%" style:font-name="Roboto Light" fo:font-family="'Roboto Light'" style:font-style-name="Regular" style:font-pitch="variable" fo:font-size="16pt" fo:font-weight="250"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fo:hyphenate="false" loext:hyphenation-no-caps="false" loext:hyphenation-no-last-word="false" loext:hyphenation-word-char-count="no-limit" loext:hyphenation-zone="no-limit"/>
    </style:style>
    <style:style style:name="Heading_20_2" style:display-name="Heading 2" style:family="paragraph" style:parent-style-name="Normal" style:next-style-name="Normal" style:default-outline-level="2" style:class="chapter">
      <style:paragraph-properties fo:margin-top="0.028in" fo:margin-bottom="0in" style:contextual-spacing="false" fo:keep-together="always" fo:hyphenation-ladder-count="no-limit" fo:hyphenation-keep="auto" loext:hyphenation-keep-type="column" loext:hyphenation-keep-line="false" fo:keep-with-next="always"/>
      <style:text-properties fo:color="#0f4761" loext:opacity="100%" style:font-name="Roboto Light" fo:font-family="'Roboto Light'" style:font-style-name="Regular" style:font-pitch="variable" fo:font-size="13pt" fo:font-weight="250" style:font-name-asian="Times New Roman" style:font-family-asian="'Times New Roman'" style:font-family-generic-asian="roman" style:font-pitch-asian="variable" style:font-size-asian="13pt" style:font-name-complex="Times New Roman" style:font-family-complex="'Times New Roman'" style:font-family-generic-complex="roman" style:font-pitch-complex="variable" style:font-size-complex="13pt" fo:hyphenate="false" loext:hyphenation-no-caps="false" loext:hyphenation-no-last-word="false" loext:hyphenation-word-char-count="no-limit" loext:hyphenation-zone="no-limit"/>
    </style:style>
    <style:style style:name="Heading_20_3" style:display-name="Heading 3" style:family="paragraph" style:parent-style-name="Normal" style:next-style-name="Normal" style:default-outline-level="3" style:class="chapter">
      <style:paragraph-properties fo:margin-top="0.028in" fo:margin-bottom="0in" style:contextual-spacing="false" fo:keep-together="always" fo:hyphenation-ladder-count="no-limit" fo:hyphenation-keep="auto" loext:hyphenation-keep-type="column" loext:hyphenation-keep-line="false" fo:padding="0.0201in" fo:border-left="none" fo:border-right="none" fo:border-top="none" fo:border-bottom="0.06pt solid #999999" fo:keep-with-next="always"/>
      <style:text-properties fo:color="#0f4761" loext:opacity="100%" style:font-name="Roboto Light" fo:font-family="'Roboto Light'" style:font-style-name="Regular" style:font-pitch="variable" fo:font-size="12pt" fo:font-weight="250"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fo:hyphenate="false" loext:hyphenation-no-caps="false" loext:hyphenation-no-last-word="false" loext:hyphenation-word-char-count="no-limit" loext:hyphenation-zone="no-limit"/>
    </style:style>
    <style:style style:name="Normal" style:family="paragraph">
      <style:paragraph-properties fo:hyphenation-ladder-count="no-limit" fo:hyphenation-keep="auto" loext:hyphenation-keep-type="column" loext:hyphenation-keep-line="false"/>
      <style:text-properties style:font-name="Roboto" fo:font-family="Roboto" style:font-style-name="Regular" style:font-pitch="variable" fo:hyphenate="false" loext:hyphenation-no-caps="false" loext:hyphenation-no-last-word="false" loext:hyphenation-word-char-count="no-limit" loext:hyphenation-zone="no-limit"/>
    </style:style>
    <style:style style:name="Title" style:family="paragraph" style:parent-style-name="Normal" style:next-style-name="Normal" style:class="chapter">
      <style:paragraph-properties fo:margin-top="0in" fo:margin-bottom="0in" style:contextual-spacing="true" fo:line-height="100%" fo:hyphenation-ladder-count="no-limit" fo:hyphenation-keep="auto" loext:hyphenation-keep-type="column" loext:hyphenation-keep-line="false"/>
      <style:text-properties style:font-name="Roboto Light" fo:font-family="'Roboto Light'" style:font-style-name="Regular" style:font-pitch="variable" fo:font-size="28pt" fo:letter-spacing="-0.0071in" fo:font-weight="250" style:letter-kerning="true" style:font-name-asian="Times New Roman" style:font-family-asian="'Times New Roman'" style:font-family-generic-asian="roman" style:font-pitch-asian="variable" style:font-size-asian="28pt" style:font-name-complex="Times New Roman" style:font-family-complex="'Times New Roman'" style:font-family-generic-complex="roman" style:font-pitch-complex="variable" style:font-size-complex="28pt" fo:hyphenate="false" loext:hyphenation-no-caps="false" loext:hyphenation-no-last-word="false" loext:hyphenation-word-char-count="no-limit" loext:hyphenation-zone="no-limit"/>
    </style:style>
    <style:style style:name="List_20_Paragraph" style:display-name="List Paragraph" style:family="paragraph" style:parent-style-name="Normal">
      <style:paragraph-properties fo:margin-left="0.5in" fo:margin-top="0in" fo:margin-bottom="0.111in" style:contextual-spacing="true" fo:hyphenation-ladder-count="no-limit" fo:hyphenation-keep="auto" loext:hyphenation-keep-type="column" loext:hyphenation-keep-line="false">
        <style:tab-stops/>
      </style:paragraph-properties>
      <style:text-properties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orphans="0" fo:widows="0" text:number-lines="false" text:line-number="0"/>
    </style:style>
    <style:style style:name="Addressee" style:family="paragraph" style:parent-style-name="Standard" style:class="extra">
      <style:paragraph-properties fo:margin-top="0in" fo:margin-bottom="0.0417in" style:contextual-spacing="false" text:number-lines="false" text:line-number="0"/>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Caption" style:family="paragraph" style:parent-style-name="Standard" style:class="extra">
      <style:paragraph-properties fo:margin-top="0.0835in" fo:margin-bottom="0.0835in" style:contextual-spacing="false" text:number-lines="false" text:line-number="0"/>
      <style:text-properties fo:font-size="10pt" fo:font-style="italic" style:font-size-asian="10pt" style:font-style-asian="italic" style:font-size-complex="10pt" style:font-style-complex="italic"/>
    </style:style>
    <style:style style:name="Comment" style:family="paragraph" style:parent-style-name="Standard" style:class="extra">
      <style:paragraph-properties fo:margin-left="0.0398in" fo:margin-right="0.0398in" fo:margin-top="0.039in" fo:margin-bottom="0in" style:contextual-spacing="false" fo:line-height="100%" fo:text-indent="0in" style:auto-text-indent="false"/>
      <style:text-properties style:use-window-font-color="true" loext:opacity="0%" fo:font-size="10pt" style:font-size-asian="10pt" style:font-size-complex="10pt"/>
    </style:style>
    <style:style style:name="Salutation" style:family="paragraph" style:parent-style-name="Standard" style:class="text">
      <style:paragraph-properties text:number-lines="false" text:line-number="0"/>
    </style:style>
    <style:style style:name="End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Index" style:family="paragraph" style:parent-style-name="Standard" style:class="index">
      <style:paragraph-properties text:number-lines="false" text:line-number="0"/>
    </style:style>
    <style:style style:name="List_20_Contents" style:display-name="List Contents" style:family="paragraph" style:parent-style-name="Standard" style:class="html">
      <style:paragraph-properties fo:margin-left="0.3937in"/>
    </style:style>
    <style:style style:name="List_20_Heading" style:display-name="List Heading" style:family="paragraph" style:parent-style-name="Standard" style:next-style-name="List_20_Contents" style:class="html">
      <style:paragraph-properties fo:margin-left="0in"/>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parent-style-name="Standard" style:class="extra">
      <style:paragraph-properties fo:margin-top="0in" fo:margin-bottom="0.0417in" style:contextual-spacing="false" text:number-lines="false" text:line-number="0"/>
    </style:style>
    <style:style style:name="Signature" style:family="paragraph" style:parent-style-name="Standard" style:class="text">
      <style:paragraph-properties text:number-lines="false" text:line-number="0"/>
    </style:style>
    <style:style style:name="List" style:family="paragraph" style:parent-style-name="Text_20_body" style:class="list"/>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chapter">
      <style:paragraph-properties fo:margin-top="0.0835in" fo:margin-bottom="0.0835in" style:contextual-spacing="false"/>
      <style:text-properties fo:font-size="10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chapter">
      <style:paragraph-properties fo:margin-top="0.0835in" fo:margin-bottom="0.0417in" style:contextual-spacing="false"/>
      <style:text-properties fo:font-size="10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chapter">
      <style:paragraph-properties fo:margin-top="0.0417in" fo:margin-bottom="0.0417in" style:contextual-spacing="false"/>
      <style:text-properties fo:font-size="9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chapter">
      <style:paragraph-properties fo:margin-top="0.0417in" fo:margin-bottom="0.0417in" style:contextual-spacing="false"/>
      <style:text-properties fo:font-size="9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chapter">
      <style:paragraph-properties fo:margin-top="0.0417in" fo:margin-bottom="0.0417in" style:contextual-spacing="false"/>
      <style:text-properties fo:font-size="8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chapter">
      <style:paragraph-properties fo:margin-top="0.0417in" fo:margin-bottom="0.0417in" style:contextual-spacing="false"/>
      <style:text-properties fo:font-size="8pt" fo:font-weight="bold" style:font-size-asian="9pt" style:font-weight-asian="bold" style:font-size-complex="9pt" style:font-weight-complex="bold"/>
    </style:style>
    <style:style style:name="Default_20_Paragraph_20_Font" style:display-name="Default Paragraph Font" style:family="text"/>
    <style:style style:name="Title_20_Char" style:display-name="Title Char" style:family="text" style:parent-style-name="Default_20_Paragraph_20_Font">
      <style:text-properties style:font-name="Calibri Light" fo:font-family="'Calibri Light'" style:font-family-generic="swiss" style:font-pitch="variable" fo:font-size="28pt" fo:letter-spacing="-0.0071in" style:letter-kerning="true" style:font-name-asian="Times New Roman" style:font-family-asian="'Times New Roman'" style:font-family-generic-asian="roman" style:font-pitch-asian="variable" style:font-size-asian="28pt" style:font-name-complex="Times New Roman" style:font-family-complex="'Times New Roman'" style:font-family-generic-complex="roman" style:font-pitch-complex="variable" style:font-size-complex="28pt"/>
    </style:style>
    <style:style style:name="Heading_20_1_20_Char" style:display-name="Heading 1 Char" style:family="text" style:parent-style-name="Default_20_Paragraph_20_Font">
      <style:text-properties fo:color="#2f5496" loext:opacity="100%"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style:style>
    <style:style style:name="Heading_20_2_20_Char" style:display-name="Heading 2 Char" style:family="text" style:parent-style-name="Default_20_Paragraph_20_Font">
      <style:text-properties fo:color="#2f5496" loext:opacity="100%" style:font-name="Calibri Light" fo:font-family="'Calibri Light'" style:font-family-generic="swiss" style:font-pitch="variable" fo:font-size="13pt" style:font-name-asian="Times New Roman" style:font-family-asian="'Times New Roman'" style:font-family-generic-asian="roman" style:font-pitch-asian="variable" style:font-size-asian="13pt" style:font-name-complex="Times New Roman" style:font-family-complex="'Times New Roman'" style:font-family-generic-complex="roman" style:font-pitch-complex="variable" style:font-size-complex="13pt"/>
    </style:style>
    <style:style style:name="Heading_20_3_20_Char" style:display-name="Heading 3 Char" style:family="text" style:parent-style-name="Default_20_Paragraph_20_Font">
      <style:text-properties fo:color="#1f3763" loext:opacity="100%" style:font-name="Calibri Light" fo:font-family="'Calibri Light'" style:font-family-generic="swiss"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Numbering_20_Symbols" style:display-name="Numbering Symbols"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4472c4"/>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4472c4"/>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master-page style:name="Endnote" style:page-layout-name="Mpm3"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generator>LibreOffice/25.8.3.1$Windows_X86_64 LibreOffice_project/52ad9dd1c984050a9fb6932dbfb16e86a49e9758</meta:generator>
    <dc:title>DocumentTemplate</dc:title>
    <dc:description/>
    <dc:subject/>
    <meta:creation-date>2025-08-25T09:18:42.952882200</meta:creation-date>
    <meta:editing-cycles>227</meta:editing-cycles>
    <meta:editing-duration>P2DT6H10M56S</meta:editing-duration>
    <dc:date>2025-12-05T11:06:26.649818400</dc:date>
    <meta:document-statistic meta:table-count="4" meta:image-count="0" meta:object-count="0" meta:page-count="21" meta:paragraph-count="295" meta:word-count="6645" meta:character-count="42054" meta:non-whitespace-character-count="35534"/>
    <meta:user-defined meta:name="ContentTypeId">0x010100D4EFF98D9B00D844A68A9938ECBB5459</meta:user-defined>
    <meta:user-defined meta:name="MediaServiceImageTags"/>
    <meta:template xlink:type="simple" xlink:actuate="onRequest" xlink:title="DocumentTemplate" xlink:href="../../../../../../../Users/Daniel/AppData/Roaming/LibreOffice/4/user/template/DocumentTemplate.ott" meta:date="2025-08-25T09:18:42.355000300"/>
  </office:meta>
</office:document-meta>
</file>